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987cm"/>
    </style:style>
    <style:style style:name="Taula1.B" style:family="table-column">
      <style:table-column-properties style:column-width="7.001cm"/>
    </style:style>
    <style:style style:name="Taula1.D" style:family="table-column">
      <style:table-column-properties style:column-width="3cm"/>
    </style:style>
    <style:style style:name="Taula1.E" style:family="table-column">
      <style:table-column-properties style:column-width="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weight-complex="normal"/>
    </style:style>
    <style:style style:name="P10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8pt" fo:language="ca" fo:country="ES" fo:font-weight="normal" officeooo:paragraph-rsid="0068f519" style:font-name-asian="Arial" style:font-size-asian="8pt" style:font-weight-asian="normal" style:font-name-complex="Calibri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15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paragraph-rsid="00671302" style:font-weight-asian="normal" style:font-weight-complex="normal"/>
    </style:style>
    <style:style style:name="P16" style:family="paragraph" style:parent-style-name="Standard">
      <style:text-properties fo:font-size="8pt" fo:language="ca" fo:country="ES" officeooo:rsid="0048d237" style:font-size-asian="8pt" style:font-size-complex="8pt"/>
    </style:style>
    <style:style style:name="P17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font-weight="normal" officeooo:paragraph-rsid="00671302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20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c7891" style:font-size-asian="9pt" style:font-name-complex="Calibri" style:font-size-complex="9pt"/>
    </style:style>
    <style:style style:name="P2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22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23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weight-complex="normal"/>
    </style:style>
    <style:style style:name="P24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5" style:family="paragraph" style:parent-style-name="_31__20_cabecera">
      <style:text-properties officeooo:rsid="0054360d" officeooo:paragraph-rsid="005da195"/>
    </style:style>
    <style:style style:name="P26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27" style:family="paragraph" style:parent-style-name="_33__20_competencias">
      <style:text-properties officeooo:paragraph-rsid="0063f8bd"/>
    </style:style>
    <style:style style:name="P28" style:family="paragraph" style:parent-style-name="_33__20_competencias">
      <style:text-properties officeooo:paragraph-rsid="0064cbf7"/>
    </style:style>
    <style:style style:name="P29" style:family="paragraph" style:parent-style-name="_33__20_competencias">
      <style:text-properties officeooo:paragraph-rsid="006811db"/>
    </style:style>
    <style:style style:name="P30" style:family="paragraph" style:parent-style-name="_33__20_competencias">
      <style:text-properties officeooo:paragraph-rsid="006bff55"/>
    </style:style>
    <style:style style:name="P31" style:family="paragraph" style:parent-style-name="_33__20_competencias">
      <style:text-properties officeooo:paragraph-rsid="006d9200"/>
    </style:style>
    <style:style style:name="P32" style:family="paragraph" style:parent-style-name="_33__20_gris">
      <style:text-properties officeooo:rsid="0054360d" officeooo:paragraph-rsid="0054360d"/>
    </style:style>
    <style:style style:name="P33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rsid="00739399" officeooo:paragraph-rsid="00739399" style:font-size-asian="9pt" style:font-name-complex="Calibri" style:font-size-complex="9pt"/>
    </style:style>
    <style:style style:name="P3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weight-complex="normal"/>
    </style:style>
    <style:style style:name="P36" style:family="paragraph" style:parent-style-name="Standard">
      <style:text-properties fo:color="#000000" style:font-name="Calibri" fo:font-size="9pt" fo:language="ca" fo:country="ES" fo:font-weight="normal" officeooo:rsid="00739399" officeooo:paragraph-rsid="00740ca6" style:letter-kerning="true" style:font-name-asian="Times New Roman" style:font-size-asian="9pt" style:language-asian="zh" style:country-asian="CN" style:font-weight-asian="normal" style:font-name-complex="Calibri" style:font-size-complex="9pt" style:language-complex="ar" style:country-complex="SA" style:font-weight-complex="normal"/>
    </style:style>
    <style:style style:name="P37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5c780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38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43ae2" officeooo:paragraph-rsid="0075c780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39" style:family="paragraph" style:parent-style-name="Standard">
      <style:text-properties fo:color="#000000" style:font-name="Calibri" fo:font-size="9pt" fo:language="ca" fo:country="ES" fo:font-weight="normal" officeooo: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40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41" style:family="paragraph" style:parent-style-name="Standard"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42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3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4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5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rsid="0075c780" officeooo:paragraph-rsid="00799d30" style:font-name-asian="Arial" style:font-size-asian="9pt" style:font-weight-asian="normal" style:font-name-complex="Calibri" style:font-weight-complex="normal"/>
    </style:style>
    <style:style style:name="P46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7" style:family="paragraph" style:parent-style-name="Standard">
      <style:paragraph-properties style:line-height-at-least="0.353cm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8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49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50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51" style:family="paragraph" style:parent-style-name="Standard">
      <style:paragraph-properties style:line-height-at-least="0.353cm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52" style:family="paragraph" style:parent-style-name="Standard">
      <style:text-properties fo:color="#000000" style:font-name="Calibri" fo:font-size="9pt" fo:language="ca" fo:country="ES" officeooo:rsid="00743ae2" officeooo:paragraph-rsid="0075c780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53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rsid="00743ae2" officeooo:paragraph-rsid="00743ae2" style:font-weight-asian="normal" style:font-weight-complex="normal"/>
    </style:style>
    <style:style style:name="P54" style:family="paragraph" style:parent-style-name="Standard">
      <style:paragraph-properties style:line-height-at-least="0.353cm" fo:text-align="justify" style:justify-single-word="false" style:snap-to-layout-grid="false"/>
      <style:text-properties fo:font-weight="normal" officeooo:rsid="0075c780" officeooo:paragraph-rsid="0075c78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57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43ae2" style:font-size-asian="9pt" style:font-weight-asian="normal" style:font-name-complex="Calibri" style:font-size-complex="9pt" style:font-weight-complex="normal"/>
    </style:style>
    <style:style style:name="P58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99d30" style:font-size-asian="9pt" style:font-weight-asian="normal" style:font-name-complex="Calibri" style:font-weight-complex="normal"/>
    </style:style>
    <style:style style:name="P59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99d30" style:font-name-asian="Arial" style:font-size-asian="9pt" style:font-weight-asian="normal" style:font-name-complex="Calibri" style:font-weight-complex="normal"/>
    </style:style>
    <style:style style:name="P60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6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0ca6" officeooo:paragraph-rsid="00740ca6" style:font-size-asian="9pt" style:font-weight-asian="normal" style:font-name-complex="Calibri" style:font-size-complex="9pt" style:font-weight-complex="normal"/>
    </style:style>
    <style:style style:name="P62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43ae2" style:font-size-asian="9pt" style:font-weight-asian="normal" style:font-name-complex="Calibri" style:font-size-complex="9pt" style:font-weight-complex="normal"/>
    </style:style>
    <style:style style:name="P63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43ae2" style:font-size-asian="9pt" style:font-weight-asian="normal" style:font-name-complex="Calibri" style:font-size-complex="9pt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size-asian="9pt" style:font-weight-asian="normal" style:font-name-complex="Calibri" style:font-size-complex="9pt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99d30" style:font-size-asian="9pt" style:font-weight-asian="normal" style:font-name-complex="Calibri" style:font-size-complex="9pt" style:font-weight-complex="normal"/>
    </style:style>
    <style:style style:name="P66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weight-complex="normal"/>
    </style:style>
    <style:style style:name="P67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weight-complex="normal"/>
    </style:style>
    <style:style style:name="P68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70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7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72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0ca6" officeooo:paragraph-rsid="00740ca6" style:letter-kerning="true" style:font-name-asian="SimSun1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73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font-weight="normal" officeooo:rsid="00743ae2" officeooo:paragraph-rsid="00743ae2" style:font-weight-asian="normal" style:font-weight-complex="normal"/>
    </style:style>
    <style:style style:name="P7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font-weight="normal" officeooo:rsid="0075c780" officeooo:paragraph-rsid="0075c780" style:font-weight-asian="normal" style:font-weight-complex="normal"/>
    </style:style>
    <style:style style:name="P75" style:family="paragraph" style:parent-style-name="Text_20_body">
      <style:paragraph-properties fo:margin-top="0cm" fo:margin-bottom="0.212cm" loext:contextual-spacing="false" style:line-height-at-least="0.353cm" fo:text-align="justify" style:justify-single-word="false" style:snap-to-layout-grid="false"/>
      <style:text-properties fo:font-weight="normal" officeooo:rsid="00739399" officeooo:paragraph-rsid="00739399" style:font-weight-asian="normal" style:font-weight-complex="normal"/>
    </style:style>
    <style:style style:name="P76" style:family="paragraph" style:parent-style-name="Text_20_body">
      <style:paragraph-properties fo:margin-top="0cm" fo:margin-bottom="0.199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77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68eba6" style:font-size-asian="9pt" style:font-name-complex="Calibri" style:font-size-complex="9pt"/>
    </style:style>
    <style:style style:name="P78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79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80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rsid="0075c780" officeooo:paragraph-rsid="0075c780" style:font-size-asian="9pt" style:font-name-complex="Calibri" style:font-size-complex="9pt"/>
    </style:style>
    <style:style style:name="P81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82" style:family="paragraph" style:parent-style-name="Table_20_Contents">
      <style:paragraph-properties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weight-complex="normal"/>
    </style:style>
    <style:style style:name="P83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weight-complex="normal"/>
    </style:style>
    <style:style style:name="P84" style:family="paragraph" style:parent-style-name="Table_20_Contents">
      <style:paragraph-properties style:line-height-at-least="0.353cm" fo:text-align="justify" style:justify-single-word="false" style:snap-to-layout-grid="false"/>
      <style:text-properties fo:font-weight="normal" officeooo:rsid="00739399" officeooo:paragraph-rsid="00739399" style:font-weight-asian="normal" style:font-weight-complex="normal"/>
    </style:style>
    <style:style style:name="P85" style:family="paragraph" style:parent-style-name="Table_20_Contents">
      <style:paragraph-properties fo:margin-top="0cm" fo:margin-bottom="0.101cm" loext:contextual-spacing="false" fo:text-align="justify" style:justify-single-word="false" style:snap-to-layout-grid="false"/>
      <style:text-properties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86" style:family="paragraph" style:parent-style-name="_33__20_competencias">
      <style:text-properties officeooo:paragraph-rsid="0063f8bd"/>
    </style:style>
    <style:style style:name="P87" style:family="paragraph" style:parent-style-name="_33__20_competencias">
      <style:text-properties officeooo:paragraph-rsid="0064cbf7"/>
    </style:style>
    <style:style style:name="P88" style:family="paragraph" style:parent-style-name="_33__20_competencias">
      <style:text-properties officeooo:paragraph-rsid="006811db"/>
    </style:style>
    <style:style style:name="P89" style:family="paragraph" style:parent-style-name="_33__20_competencias">
      <style:text-properties officeooo:paragraph-rsid="006d9200"/>
    </style:style>
    <style:style style:name="P90" style:family="paragraph" style:parent-style-name="_33__20_competencias">
      <style:text-properties officeooo:paragraph-rsid="007cc2e6"/>
    </style:style>
    <style:style style:name="P91" style:family="paragraph" style:parent-style-name="_31__20_cabecera">
      <style:text-properties fo:font-weight="normal" officeooo:rsid="00799d30" officeooo:paragraph-rsid="00799d30" style:font-weight-asian="normal" style:font-weight-complex="normal"/>
    </style:style>
    <style:style style:name="P92" style:family="paragraph" style:parent-style-name="_31__20_cabecera">
      <style:paragraph-properties fo:margin-top="0cm" fo:margin-bottom="0cm" loext:contextual-spacing="false" style:line-height-at-least="0.353cm" fo:text-align="center" style:justify-single-word="false"/>
      <style:text-properties fo:color="#ffffff" style:font-name="Calibri" fo:font-size="12pt" fo:language="es" fo:country="ES" fo:font-weight="normal" officeooo:rsid="0054360d" officeooo:paragraph-rsid="0077f04f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93" style:family="paragraph" style:parent-style-name="_31__20_cabecera">
      <style:paragraph-properties fo:margin-top="0cm" fo:margin-bottom="0cm" loext:contextual-spacing="false" style:line-height-at-least="0.176cm" fo:text-align="center" style:justify-single-word="false" style:snap-to-layout-grid="false"/>
      <style:text-properties fo:color="#000000" style:font-name="Calibri" fo:font-size="9pt" fo:language="ca" fo:country="ES" officeooo:rsid="0054360d" officeooo:paragraph-rsid="00799d30" style:font-size-asian="9pt" style:font-name-complex="Calibri" style:font-size-complex="9pt"/>
    </style:style>
    <style:style style:name="P94" style:family="paragraph" style:parent-style-name="Normal_20__28_Web_29_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95" style:family="paragraph" style:parent-style-name="Normal_20__28_Web_29_">
      <style:paragraph-properties fo:margin-top="0cm" fo:margin-bottom="0cm" loext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rsid="00739399" officeooo:paragraph-rsid="00739399" style:font-size-asian="9pt" style:font-weight-asian="normal" style:font-name-complex="Calibri" style:font-size-complex="9pt" style:font-weight-complex="normal"/>
    </style:style>
    <style:style style:name="P96" style:family="paragraph" style:parent-style-name="_33__20_gris">
      <style:text-properties officeooo:rsid="0054360d" officeooo:paragraph-rsid="0054360d"/>
    </style:style>
    <style:style style:name="P97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98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99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0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54360d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1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47fe6d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2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3" style:family="paragraph" style:parent-style-name="_33__20_gris">
      <style:paragraph-properties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4" style:family="paragraph" style:parent-style-name="_33__20_gris">
      <style:paragraph-properties style:line-height-at-least="0.353cm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5" style:family="paragraph" style:parent-style-name="_33__20_gris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6" style:family="paragraph" style:parent-style-name="_33__20_gris">
      <style:paragraph-properties fo:margin-top="0cm" fo:margin-bottom="0cm" loext:contextual-spacing="false" fo:line-height="110%" fo:text-align="start" style:justify-single-word="false" style:snap-to-layout-grid="false"/>
      <style:text-properties fo:color="#000000" style:font-name="Calibri" fo:font-size="9pt" fo:language="ca" fo:country="ES" fo:font-weight="normal" officeooo:rsid="0075c780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7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108" style:family="paragraph" style:parent-style-name="western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43ae2" style:font-size-asian="9pt" style:font-weight-asian="normal" style:font-name-complex="Calibri" style:font-size-complex="9pt" style:font-weight-complex="normal"/>
    </style:style>
    <style:style style:name="P109" style:family="paragraph" style:parent-style-name="western">
      <style:paragraph-properties fo:margin-top="0cm" fo:margin-bottom="0cm" loext:contextual-spacing="false" fo:text-align="justify" style:justify-single-word="false" style:snap-to-layout-grid="false"/>
      <style:text-properties fo:color="#000000" style:font-name="Calibri" fo:font-size="9pt" fo:language="ca" fo:country="ES" officeooo:rsid="00743ae2" officeooo:paragraph-rsid="00743ae2" style:font-size-asian="9pt" style:font-name-complex="Calibri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style:font-name="Calibri" fo:font-size="9pt" fo:language="ca" fo:country="ES" style:font-size-asian="9pt" style:font-name-complex="Calibri"/>
    </style:style>
    <style:style style:name="T4" style:family="text">
      <style:text-properties fo:color="#000000" style:font-name="Calibri" fo:font-size="9pt" fo:language="ca" fo:country="ES" style:font-size-asian="9pt" style:font-name-complex="Calibri" style:font-size-complex="9pt"/>
    </style:style>
    <style:style style:name="T5" style:family="text">
      <style:text-properties fo:color="#000000" style:font-name="Calibri" fo:font-size="9pt" fo:language="ca" fo:country="ES" officeooo:rsid="0030f36d" style:font-size-asian="9pt" style:font-name-complex="Calibri" style:font-size-complex="9pt"/>
    </style:style>
    <style:style style:name="T6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7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8" style:family="text">
      <style:text-properties style:font-size-complex="9pt"/>
    </style:style>
    <style:style style:name="T9" style:family="text">
      <style:text-properties fo:color="#0047ff"/>
    </style:style>
    <style:style style:name="T10" style:family="text">
      <style:text-properties style:text-position="super 58%"/>
    </style:style>
    <style:style style:name="T11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2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3" style:family="text">
      <style:text-properties fo:color="#ffffff" fo:font-size="12pt" fo:language="es" fo:country="ES" officeooo:rsid="005f7e9d" style:letter-kerning="true" style:font-name-asian="SimSun1" style:font-size-asian="12pt" style:language-asian="zh" style:country-asian="CN" style:font-size-complex="12pt" style:language-complex="hi" style:country-complex="IN"/>
    </style:style>
    <style:style style:name="T14" style:family="text">
      <style:text-properties fo:color="#ffffff" fo:font-size="12pt" fo:language="es" fo:country="ES" fo:font-weight="normal" officeooo:rsid="005f7e9d" style:letter-kerning="true" style:font-name-asian="SimSun1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5" style:family="text">
      <style:text-properties officeooo:rsid="00567e00"/>
    </style:style>
    <style:style style:name="T16" style:family="text">
      <style:text-properties style:font-name-asian="Lucida Sans Unicode"/>
    </style:style>
    <style:style style:name="T17" style:family="text">
      <style:text-properties officeooo:rsid="006d9200"/>
    </style:style>
    <style:style style:name="T18" style:family="text">
      <style:text-properties officeooo:rsid="0071b52a"/>
    </style:style>
    <style:style style:name="T19" style:family="text">
      <style:text-properties officeooo:rsid="005da195"/>
    </style:style>
    <style:style style:name="T20" style:family="text">
      <style:text-properties officeooo:rsid="005f7e9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07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14"/>
      <text:p text:style-name="P8"/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E" table:number-columns-repeated="4"/>
        <table:table-row table:style-name="Taula1.1">
          <table:table-cell table:style-name="Taula1.A1" table:number-columns-spanned="8" office:value-type="string">
            <text:p text:style-name="P24">ÀREA: Llengua Castellana i Literatura <text:s text:c="19"/>NIVELL: <text:span text:style-name="T18">5é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8" office:value-type="string">
            <text:p text:style-name="P25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32">CONTINGUTS</text:p>
          </table:table-cell>
          <table:table-cell table:style-name="Taula1.A3" office:value-type="string">
            <text:p text:style-name="_33__20_gris">CRITERIS D’AVALUACIÓ</text:p>
          </table:table-cell>
          <table:table-cell table:style-name="Taula1.A3" office:value-type="string">
            <text:p text:style-name="_33__20_gris">INDICADORS D’ÈXIT</text:p>
          </table:table-cell>
          <table:table-cell table:style-name="Taula1.A3" office:value-type="string">
            <text:p text:style-name="_33__20_gris">CCLV</text:p>
          </table:table-cell>
          <table:table-cell table:style-name="Taula1.A3" office:value-type="string">
            <text:p text:style-name="P33">1<text:span text:style-name="T10">r</text:span> T</text:p>
          </table:table-cell>
          <table:table-cell table:style-name="Taula1.A3" office:value-type="string">
            <text:p text:style-name="P33">2<text:span text:style-name="T10">n</text:span> T</text:p>
          </table:table-cell>
          <table:table-cell table:style-name="Taula1.A3" office:value-type="string">
            <text:p text:style-name="P33">3<text:span text:style-name="T10">r</text:span> T</text:p>
          </table:table-cell>
          <table:table-cell table:style-name="Taula1.H3" office:value-type="string">
            <text:p text:style-name="P33">FIN</text:p>
          </table:table-cell>
        </table:table-row>
        <table:table-row table:style-name="Taula1.1">
          <table:table-cell table:style-name="Taula1.A4" table:number-rows-spanned="4" office:value-type="string">
            <text:p text:style-name="P78">Estratègies i normes d'interacció oral apreses: identificació de les característiques de la situació comunicativa per a adequar a esta les seues intervencions, respecte pel paper del moderador i per les intervencions i els sentiments, experiències, idees, opinions i coneixement dels altres, tècniques d'escolta activa.</text:p>
            <text:p text:style-name="P78"/>
            <text:p text:style-name="P78">Situacions de comunicació, dirigides o espontànies: debats i col·loquis sobre temes pròxims a les seues experiències.</text:p>
            <text:p text:style-name="P78">Reformulació d'hipòtesis a partir de la comprensió de nous elements.</text:p>
            <text:p text:style-name="P78">Organització del discurs: tècniques de reformulació i ús d'un llenguatge respectuós.</text:p>
            <text:p text:style-name="P78">Ús del llenguatge no discriminatori.</text:p>
            <text:p text:style-name="P78">Identificació, interpretació i diferenciació de missatges verbals i no verbals.</text:p>
          </table:table-cell>
          <table:table-cell table:style-name="Taula1.A4" table:number-rows-spanned="4" office:value-type="string">
            <text:p text:style-name="P66">5tCLL.BL1.1 Participar en debats i col·loquis sobre temes pròxims a la seua experiència respectant el moderador i utilitzar el diàleg per a resoldre conflictes interpersonals, escoltant activament, identificant i respectant les emocions i el contingut del discurs de l'interlocutor, exposant i reformulant de forma organitzada les seues opinions amb un llenguatge respectuós.</text:p>
          </table:table-cell>
          <table:table-cell table:style-name="Taula1.A4" office:value-type="string">
            <text:p text:style-name="P82">5tCLLBL1.1.1 Participa en situacions de comunicació oral del nivell educatiu (conversacions, diàlegs, col·loquis, entrevistes i debats) utilitzant un llenguatge no discriminatori.</text:p>
          </table:table-cell>
          <table:table-cell table:style-name="Taula1.A4" office:value-type="string">
            <text:p text:style-name="P27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" office:value-type="string">
            <text:p text:style-name="P83">5tCLL.BL1.1.2 Participa en situacions de comunicació oral del nivell educatiu i en diàlegs per a resoldre conflictes interpersonals i identifica i respecta els sentiments i el contingut del discurs de l'interlocutor.</text:p>
          </table:table-cell>
          <table:table-cell table:style-name="Taula1.D5" office:value-type="string">
            <text:p text:style-name="P27"/>
          </table:table-cell>
          <table:table-cell table:style-name="Taula1.E5" office:value-type="string">
            <text:p text:style-name="_33__20_competencias"/>
          </table:table-cell>
          <table:table-cell table:style-name="Taula1.F5" office:value-type="string">
            <text:p text:style-name="_33__20_competencias"/>
          </table:table-cell>
          <table:table-cell table:style-name="Taula1.G5" office:value-type="string">
            <text:p text:style-name="_33__20_competencias"/>
          </table:table-cell>
          <table:table-cell table:style-name="Taula1.H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7" office:value-type="string">
            <text:p text:style-name="P83">5tCLL.BL1.1.3 Participa en les situacions de comunicació oral del nivell educatiu (conversacions, diàlegs, entrevistes col·loquis i debats) sobre temes pròxims a la seua experiència i incorpora les intervencions dels altres.</text:p>
          </table:table-cell>
          <table:table-cell table:style-name="Taula1.D7" office:value-type="string">
            <text:p text:style-name="P90"/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7" office:value-type="string">
            <text:p text:style-name="P83">5tCLL.BL1.1.4 Participa en les situacions de comunicació oral del nivell educatiu (conversacions, diàlegs, entrevistes col·loquis i debats) sobre temes pròxims a la seua experiència i respecta el moderador.</text:p>
          </table:table-cell>
          <table:table-cell table:style-name="Taula1.D7" office:value-type="string">
            <text:p text:style-name="P90"/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table-cell table:style-name="Taula1.A10" table:number-rows-spanned="4" office:value-type="string">
            <text:p text:style-name="P85">Utilització d'estratègies de comprensió dels missatges orals: distinció entre sentit literal, inferencial, crític i estètic.</text:p>
            <text:p text:style-name="P85">Formulació d'hipòtesis sobre contingut i <text:soft-page-break/>context.</text:p>
            <text:p text:style-name="P85">Formulació d'hipòtesis sobre significats a partir de l'anàlisi d'elements significatius, lingüístics i paralingüístics (modulació i to de la veu, gestualitat, llenguatge corporal i postural).</text:p>
            <text:p text:style-name="P85">Identificació, comprensió, interpretació i valoració de textos orals literaris o no literaris amb finalitat didàctica o d'ús quotidià de diferent tipologia (narratius, descriptius, informatius, instructius, argumentatius, etc.).</text:p>
            <text:p text:style-name="P85">Reconeixement d'idees principals i secundàries, detalls rellevants i valors no explícits.</text:p>
            <text:p text:style-name="P85">Informació personal, familiar i de l'entorn pròxim.</text:p>
          </table:table-cell>
          <table:table-cell table:style-name="Taula1.B10" table:number-rows-spanned="4" office:value-type="string">
            <text:p text:style-name="P66">5tCLL.BL1.2 Identificar tipologies textuals i realitzar inferències interpretant sentits figurats i significats no explícits de la informació verbal i no verbal de textos de l'àmbit escolar i social i expressar la seua opinió sobre el contingut del missatge i la intenció <text:soft-page-break/>de l'emissor.</text:p>
          </table:table-cell>
          <table:table-cell table:style-name="Taula1.C8" office:value-type="string">
            <text:p text:style-name="P60">5tCLL.BL1.2.1 Identifica el tema i el destinatari en textos orals (textos literaris i no literaris complets o fragmentats, exposicions i instruccions).5tCLL.BL1.2 Identificar tipologies textuals i realitzar inferències interpretant sentits figurats i significats no explícits <text:soft-page-break/>de la informació verbal i no verbal de textos de l'àmbit escolar i social i expressar la seua opinió sobre el contingut del missatge i la intenció de l'emissor.</text:p>
          </table:table-cell>
          <table:table-cell table:style-name="Taula1.D8" office:value-type="string">
            <text:p text:style-name="P27"/>
          </table:table-cell>
          <table:table-cell table:style-name="Taula1.E8" office:value-type="string">
            <text:p text:style-name="_33__20_competencias"/>
          </table:table-cell>
          <table:table-cell table:style-name="Taula1.F8" office:value-type="string">
            <text:p text:style-name="_33__20_competencias"/>
          </table:table-cell>
          <table:table-cell table:style-name="Taula1.G8" office:value-type="string">
            <text:p text:style-name="_33__20_competencias"/>
          </table:table-cell>
          <table:table-cell table:style-name="Taula1.H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0" office:value-type="string">
            <text:p text:style-name="P83">5tCLL.BL1.2.2 Realitza inferències i interpreta sentits figurats i significats no explícits en situacions de comunicació oral.</text:p>
          </table:table-cell>
          <table:table-cell table:style-name="Taula1.D10" office:value-type="string">
            <text:p text:style-name="P27"/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0" office:value-type="string">
            <text:p text:style-name="P83">5tCLL.BL1.2.3 Expressa la seua opinió sobre la intenció de l'emissor.</text:p>
          </table:table-cell>
          <table:table-cell table:style-name="Taula1.D10" office:value-type="string">
            <text:p text:style-name="P27"/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1" office:value-type="string">
            <text:p text:style-name="P83">5tCLL.BL1.2.4 Identifica les distintes tipologies en els textos que escolta: descriptives, narratives, expositives, instructives.</text:p>
          </table:table-cell>
          <table:table-cell table:style-name="Taula1.D11" office:value-type="string">
            <text:p text:style-name="P27"/>
          </table:table-cell>
          <table:table-cell table:style-name="Taula1.E11" office:value-type="string">
            <text:p text:style-name="_33__20_competencias"/>
          </table:table-cell>
          <table:table-cell table:style-name="Taula1.F11" office:value-type="string">
            <text:p text:style-name="_33__20_competencias"/>
          </table:table-cell>
          <table:table-cell table:style-name="Taula1.G11" office:value-type="string">
            <text:p text:style-name="_33__20_competencias"/>
          </table:table-cell>
          <table:table-cell table:style-name="Taula1.H11" office:value-type="string">
            <text:p text:style-name="_33__20_competencias"/>
          </table:table-cell>
        </table:table-row>
        <table:table-row table:style-name="Taula1.1">
          <table:table-cell table:style-name="Taula1.A15" table:number-rows-spanned="4" office:value-type="string">
            <text:p text:style-name="P34">Importància de la millora en expressió oral.</text:p>
            <text:p text:style-name="P34">Planificació del contingut en l'expressió oral. Ús de suport gràfic.</text:p>
            <text:p text:style-name="P34">Ús conscient dels recursos lingüístics i no lingüístics de l'expressió oral (gestos, entonació, etc.).</text:p>
            <text:p text:style-name="P34">Expressió i producció de textos orals literaris i no literaris segons la seua tipologia ja treballats en els nivells anteriors i amb major grau de complexitat <text:s/>(narracions, descripcions, instruccions, argumentacions, exposicions, definició de conceptes, conferències, etc.).</text:p>
            <text:p text:style-name="P34">Adequació del discurs a la situació.</text:p>
            <text:p text:style-name="P34">Ús del llenguatge no discriminatori.</text:p>
            <text:p text:style-name="P34">Selecció raonada de les produccions a incloure en el portfolio.</text:p>
          </table:table-cell>
          <table:table-cell table:style-name="Taula1.B15" table:number-rows-spanned="4" office:value-type="string">
            <text:p text:style-name="P67">5tCLL.BL1.3 Produir, amb supervisió, textos orals dels gèneres més habituals del nivell educatiu, a partir d'un guió previ, amb una estructura coherent i utilitzant el vocabulari, l'entonació, la dicció i els recursos no verbals correctament, a més d'un llenguatge no discriminatori.</text:p>
          </table:table-cell>
          <table:table-cell table:style-name="Taula1.C12" office:value-type="string">
            <text:p text:style-name="P60">5tCLL.BL1.3.1 En la producció de textos orals recolza el discurs amb gestos congruents i expressius.</text:p>
          </table:table-cell>
          <table:table-cell table:style-name="Taula1.D12" office:value-type="string">
            <text:p text:style-name="P27"/>
          </table:table-cell>
          <table:table-cell table:style-name="Taula1.E12" office:value-type="string">
            <text:p text:style-name="_33__20_competencias"/>
          </table:table-cell>
          <table:table-cell table:style-name="Taula1.F12" office:value-type="string">
            <text:p text:style-name="_33__20_competencias"/>
          </table:table-cell>
          <table:table-cell table:style-name="Taula1.G12" office:value-type="string">
            <text:p text:style-name="_33__20_competencias"/>
          </table:table-cell>
          <table:table-cell table:style-name="Taula1.H1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3" office:value-type="string">
            <text:p text:style-name="P75"><text:span text:style-name="T5">5tCLL.BL1.3.2 Produïx a partir d'un guió previ i amb suport de recursos gràfics (símbols, dibuixos i il·lustracions, fotografies, esquemes lògics o mapes conceptuals) textos orals dels gèneres més habituals del nivell educatiu (descripcions, narracions, exposicions, donar instruccions, expressar l'opinió), amb una estructura coherent.</text:span></text:p>
          </table:table-cell>
          <table:table-cell table:style-name="Taula1.D13" office:value-type="string">
            <text:p text:style-name="P27"/>
          </table:table-cell>
          <table:table-cell table:style-name="Taula1.E13" office:value-type="string">
            <text:p text:style-name="_33__20_competencias"/>
          </table:table-cell>
          <table:table-cell table:style-name="Taula1.F13" office:value-type="string">
            <text:p text:style-name="_33__20_competencias"/>
          </table:table-cell>
          <table:table-cell table:style-name="Taula1.G13" office:value-type="string">
            <text:p text:style-name="_33__20_competencias"/>
          </table:table-cell>
          <table:table-cell table:style-name="Taula1.H1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4" office:value-type="string">
            <text:p text:style-name="P83">5tCLL.BL1.3.3 En la producció de textos orals del nivell educatiu utilitza correctament la terminologia específica del tema.</text:p>
          </table:table-cell>
          <table:table-cell table:style-name="Taula1.D14" office:value-type="string">
            <text:p text:style-name="P27"/>
          </table:table-cell>
          <table:table-cell table:style-name="Taula1.E14" office:value-type="string">
            <text:p text:style-name="_33__20_competencias"/>
          </table:table-cell>
          <table:table-cell table:style-name="Taula1.F14" office:value-type="string">
            <text:p text:style-name="_33__20_competencias"/>
          </table:table-cell>
          <table:table-cell table:style-name="Taula1.G14" office:value-type="string">
            <text:p text:style-name="_33__20_competencias"/>
          </table:table-cell>
          <table:table-cell table:style-name="Taula1.H1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5" office:value-type="string">
            <text:p text:style-name="P83"><text:span text:style-name="T16">5tCLL.BL1.3.4 En la producció de textos orals utilitza adequadament connectors.</text:span></text:p>
          </table:table-cell>
          <table:table-cell table:style-name="Taula1.D15" office:value-type="string">
            <text:p text:style-name="P27"/>
          </table:table-cell>
          <table:table-cell table:style-name="Taula1.E15" office:value-type="string">
            <text:p text:style-name="_33__20_competencias"/>
          </table:table-cell>
          <table:table-cell table:style-name="Taula1.F15" office:value-type="string">
            <text:p text:style-name="_33__20_competencias"/>
          </table:table-cell>
          <table:table-cell table:style-name="Taula1.G15" office:value-type="string">
            <text:p text:style-name="_33__20_competencias"/>
          </table:table-cell>
          <table:table-cell table:style-name="Taula1.H15" office:value-type="string">
            <text:p text:style-name="_33__20_competencias"/>
          </table:table-cell>
        </table:table-row>
        <table:table-row table:style-name="Taula1.1">
          <table:table-cell table:style-name="Taula1.A16" table:number-rows-spanned="2" office:value-type="string">
            <text:p text:style-name="P78">Memorització de textos literaris i no literaris de diferents gèneres adequats a la seua edat.</text:p>
            <text:p text:style-name="P78"><text:soft-page-break/>Ús conscient dels recursos lingüístics i no lingüístics de l'expressió oral (gestos, entonació, etc.).</text:p>
            <text:p text:style-name="P78">Ús d'estratègies de memòria visual i auditiva per a retindre la informació de textos expositius. </text:p>
            <text:p text:style-name="P78">Ús de suports gràfics i escrits, esquemes i resums per a memoritzar textos.</text:p>
            <text:p text:style-name="P78">Reproducció de fragments de contes, històries, acudits, prèviament escoltats en diferents suports, mantenint l'estructura d'estos i usant les possibilitats expressives lingüístiques i no lingüístiques.</text:p>
          </table:table-cell>
          <table:table-cell table:style-name="Taula1.B16" table:number-rows-spanned="2" office:value-type="string">
            <text:p text:style-name="P66">5tCLL.BL1.4 Memoritzar i reproduir amb supervisió textos orals dels gèneres més habituals del nivell educatiu, prèviament escoltats o llegits en diferents <text:soft-page-break/>formats, aplicant amb creativitat les estratègies d'expressió oral adequades.</text:p>
          </table:table-cell>
          <table:table-cell table:style-name="Taula1.C16" office:value-type="string">
            <text:p text:style-name="P84"><text:span text:style-name="T3">5tCLL.BL1.4.1 Memoritza amb supervisió textos literaris i no literaris amb finalitat lúdica o com a estratègia d'aprenentatge relacionats amb referents </text:span><text:soft-page-break/><text:span text:style-name="T3">culturals del seu entorn pròxim.</text:span></text:p>
          </table:table-cell>
          <table:table-cell table:style-name="Taula1.D16" office:value-type="string">
            <text:p text:style-name="P27"/>
          </table:table-cell>
          <table:table-cell table:style-name="Taula1.E16" office:value-type="string">
            <text:p text:style-name="_33__20_competencias"/>
          </table:table-cell>
          <table:table-cell table:style-name="Taula1.F16" office:value-type="string">
            <text:p text:style-name="_33__20_competencias"/>
          </table:table-cell>
          <table:table-cell table:style-name="Taula1.G16" office:value-type="string">
            <text:p text:style-name="_33__20_competencias"/>
          </table:table-cell>
          <table:table-cell table:style-name="Taula1.H1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7" office:value-type="string">
            <text:p text:style-name="P84"><text:span text:style-name="T3">5tCLL.BL1.4.2 Reproduïx textos orals amb finalitat lúdica o com a estratègia d'aprenentatge utilitzant els recursos no verbals realçant l'expressivitat del contingut.</text:span></text:p>
          </table:table-cell>
          <table:table-cell table:style-name="Taula1.D17" office:value-type="string">
            <text:p text:style-name="P27"/>
          </table:table-cell>
          <table:table-cell table:style-name="Taula1.E17" office:value-type="string">
            <text:p text:style-name="_33__20_competencias"/>
          </table:table-cell>
          <table:table-cell table:style-name="Taula1.F17" office:value-type="string">
            <text:p text:style-name="_33__20_competencias"/>
          </table:table-cell>
          <table:table-cell table:style-name="Taula1.G17" office:value-type="string">
            <text:p text:style-name="_33__20_competencias"/>
          </table:table-cell>
          <table:table-cell table:style-name="Taula1.H17" office:value-type="string">
            <text:p text:style-name="_33__20_competencias"/>
          </table:table-cell>
        </table:table-row>
        <table:table-row table:style-name="Taula1.1">
          <table:table-cell table:style-name="Taula1.A4" table:number-rows-spanned="2" office:value-type="string">
            <text:p text:style-name="P94">Identificació, classificació i comparació dels mitjans de comunicació social: ràdio, cine, publicitat, televisió, Internet, etc.</text:p>
            <text:p text:style-name="P94">Identificació dels subgèneres informatius, d'opinió i persuasius: notícia, entrevista, reportatge, debat, publicitat. Estructura i característiques.</text:p>
            <text:p text:style-name="P94">Valoració dels mitjans de comunicació social com a instrument d'aprenentatge i d'accés a informacions i experiències d'altres persones.</text:p>
            <text:p text:style-name="P94">Valoració crítica dels mitjans de comunicació, distingint informació d'opinió i identificant la intenció comunicativa.</text:p>
            <text:p text:style-name="P94">Comprensió de textos orals procedents de la ràdio i televisió o d'Internet per a obtindre informació general sobre fets i esdeveniments d'actualitat i com a instrument d'aprenentatge i d'accés a informacions i experiències d'altres persones que resulten significatius.</text:p>
            <text:p text:style-name="P94">Producció de textos orals propis dels mitjans de comunicació social per mitjà de simulació o participació per a oferir i compartir informació.</text:p>
          </table:table-cell>
          <table:table-cell table:style-name="Taula1.A4" table:number-rows-spanned="2" office:value-type="string">
            <text:p text:style-name="P60">5tCLL.BL1.5 Interpretar textos orals de l’àmbit escolar i social procedents dels mitjans de comunicació, utilitzant les estratègies de comprensió oral del nivell educatiu, expressant la seua opinió sobre el contingut del missatge i la intenció de l’emissor i imitant, amb ajuda de guies, l’estructura i el llenguatge propi d’estos textos a fi d’oferir i compartir informació i opinió sobre temes pròxims a la seua experiència. </text:p>
          </table:table-cell>
          <table:table-cell table:style-name="Taula1.A4" office:value-type="string">
            <text:p text:style-name="P56">5tCLL.BL1.5.1 Interpreta textos orals del nivell educatiu procedents dels mitjans de comunicació (webs infantils informatives, anuncis publicitaris, notícies, entrevistes, enquestes) identificant la seua intenció comunicativa.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56">5tCLL.BL1.5.2 Imita, a partir de models i amb ajuda de guies, les estructures i el llenguatge propi de textos del nivell procedents dels mitjans de comunicació a fi d'oferir i compartir informació i opinió sobre temes pròxims a la seua experiència.</text:p>
          </table:table-cell>
          <table:table-cell table:style-name="Taula1.A4" office:value-type="string">
            <text:p text:style-name="P28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ext:soft-page-break/>
        <table:table-row table:style-name="Taula1.1">
          <table:table-cell table:style-name="Taula1.A2" table:number-columns-spanned="8" office:value-type="string">
            <text:p text:style-name="P92"><text:span text:style-name="T15">B</text:span>LOC <text:span text:style-name="T19">2</text:span>. <text:span text:style-name="T20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1" office:value-type="string">
            <text:p text:style-name="P32">CONTINGUTS</text:p>
          </table:table-cell>
          <table:table-cell table:style-name="Taula1.B21" office:value-type="string">
            <text:p text:style-name="_33__20_gris">CRITERIS D’AVALUACIÓ</text:p>
          </table:table-cell>
          <table:table-cell table:style-name="Taula1.C21" office:value-type="string">
            <text:p text:style-name="_33__20_gris">INDICADORS D’ÈXIT</text:p>
          </table:table-cell>
          <table:table-cell table:style-name="Taula1.D21" office:value-type="string">
            <text:p text:style-name="_33__20_gris">CCLV</text:p>
          </table:table-cell>
          <table:table-cell table:style-name="Taula1.E21" office:value-type="string">
            <text:p text:style-name="P33">1<text:span text:style-name="T10">r</text:span> T</text:p>
          </table:table-cell>
          <table:table-cell table:style-name="Taula1.F21" office:value-type="string">
            <text:p text:style-name="P33">2<text:span text:style-name="T10">n</text:span> T</text:p>
          </table:table-cell>
          <table:table-cell table:style-name="Taula1.G21" office:value-type="string">
            <text:p text:style-name="P33">3<text:span text:style-name="T10">r</text:span> T</text:p>
          </table:table-cell>
          <table:table-cell table:style-name="Taula1.H21" office:value-type="string">
            <text:p text:style-name="P33">FIN</text:p>
          </table:table-cell>
        </table:table-row>
        <table:table-row table:style-name="Taula1.1">
          <table:table-cell table:style-name="Taula1.A22" table:number-rows-spanned="2" office:value-type="string">
            <text:p text:style-name="P95">Lectura de qualsevol tipus de textos continus i discontinus, en distints suports (impresos, digitals i multimodals) amb velocitat, fluïdesa i entonació correctes.</text:p>
          </table:table-cell>
          <table:table-cell table:style-name="Taula1.B22" table:number-rows-spanned="2" office:value-type="string">
            <text:p text:style-name="P76">5tCLL.BL2.1 Llegir amb supervisió, adequant-se al format i a l'estructura textual, textos de l'àmbit escolar i social i elegir les seues lectures personals i de suport a les tasques d'aprenentatge segons les seues preferències i interessos.</text:p>
          </table:table-cell>
          <table:table-cell table:style-name="Taula1.C22" office:value-type="string">
            <text:p text:style-name="P35">5tCLLBL2.1.1 Llig correctament i amb supervisió textos de l'àmbit escolar i social, adequant-se al format i a l'estructura textual (textos literaris i no literaris complets o fragmentats, exposicions i instruccions) establint per si mateix els objectius de la lectura.</text:p>
          </table:table-cell>
          <table:table-cell table:style-name="Taula1.D22" office:value-type="string">
            <text:p text:style-name="P28"/>
          </table:table-cell>
          <table:table-cell table:style-name="Taula1.E22" office:value-type="string">
            <text:p text:style-name="_33__20_competencias"/>
          </table:table-cell>
          <table:table-cell table:style-name="Taula1.F22" office:value-type="string">
            <text:p text:style-name="_33__20_competencias"/>
          </table:table-cell>
          <table:table-cell table:style-name="Taula1.G22" office:value-type="string">
            <text:p text:style-name="_33__20_competencias"/>
          </table:table-cell>
          <table:table-cell table:style-name="Taula1.H2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3" office:value-type="string">
            <text:p text:style-name="P35">5tCLL.BL2.1.2 Llig per pròpia elecció textos de l'àmbit escolar i social i els utilitza com a suport a les tasques d'aprenentatge.</text:p>
          </table:table-cell>
          <table:table-cell table:style-name="Taula1.D23" office:value-type="string">
            <text:p text:style-name="P28"/>
          </table:table-cell>
          <table:table-cell table:style-name="Taula1.E23" office:value-type="string">
            <text:p text:style-name="_33__20_competencias"/>
          </table:table-cell>
          <table:table-cell table:style-name="Taula1.F23" office:value-type="string">
            <text:p text:style-name="_33__20_competencias"/>
          </table:table-cell>
          <table:table-cell table:style-name="Taula1.G23" office:value-type="string">
            <text:p text:style-name="_33__20_competencias"/>
          </table:table-cell>
          <table:table-cell table:style-name="Taula1.H23" office:value-type="string">
            <text:p text:style-name="_33__20_competencias"/>
          </table:table-cell>
        </table:table-row>
        <table:table-row table:style-name="Taula1.1">
          <table:table-cell table:style-name="Taula1.A26" table:number-rows-spanned="4" office:value-type="string">
            <text:p text:style-name="P36">Ús d'estratègies per a la comprensió lectora: abans de la lectura a través d'informació paratextual (tipus de text, suport, format, tipus de lletra, índexs, paraules clau i elements icònics), establint els objectius de la lectura (lúdic, busca o aprenentatge), anticipant hipòtesis i analitzant l'estructura del text i la seua tipologia; durant la lectura; i després de la lectura (extraient conclusions sobre el que llig).</text:p>
          </table:table-cell>
          <table:table-cell table:style-name="Taula1.B26" table:number-rows-spanned="4" office:value-type="string">
            <text:p text:style-name="P61">5tCLL.BL2.2 Interpretar, amb la supervisió d'un adult i l'ajuda dels seus companys, a través del diàleg i la reflexió, textos de l'àmbit escolar i social, anticipant i reformulant hipòtesis a través d'elements de format i de capítols i índexs, destacant idees principals i secundàries i paraules clau, realitzant inferències i interpretant sentits figurats i significats no explícits, reconeixent l'estructura bàsica del text i expressant la seua opinió sobre el contingut i la intenció de l'autor.</text:p>
          </table:table-cell>
          <table:table-cell table:style-name="Taula1.C26" office:value-type="string">
            <text:p text:style-name="P72">5tCLL.BL2.2.1 Identifica el tema i el destinatari i la intenció de l'emissor en els textos escrits continus i discontinus, en distints suports: impresos, digitals i multimodals del nivell educatiu (textos il·lustrats, poètics, teatrals, d'àlbums i contes infantils, cartes al director, exàmens, respostes, etc.).</text:p>
          </table:table-cell>
          <table:table-cell table:style-name="Taula1.D26" office:value-type="string">
            <text:p text:style-name="P28"/>
          </table:table-cell>
          <table:table-cell table:style-name="Taula1.E26" office:value-type="string">
            <text:p text:style-name="_33__20_competencias"/>
          </table:table-cell>
          <table:table-cell table:style-name="Taula1.F26" office:value-type="string">
            <text:p text:style-name="_33__20_competencias"/>
          </table:table-cell>
          <table:table-cell table:style-name="Taula1.G26" office:value-type="string">
            <text:p text:style-name="_33__20_competencias"/>
          </table:table-cell>
          <table:table-cell table:style-name="Taula1.H2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6" office:value-type="string">
            <text:p text:style-name="P72">5tCLL.BL2.2.2 Reformula les conjectures que ha anticipat sobre el tema i els detalls del contingut de textos escrits a través d'elements de format i de capítols i índexs.</text:p>
          </table:table-cell>
          <table:table-cell table:style-name="Taula1.D26" office:value-type="string">
            <text:p text:style-name="P28"/>
          </table:table-cell>
          <table:table-cell table:style-name="Taula1.E26" office:value-type="string">
            <text:p text:style-name="_33__20_competencias"/>
          </table:table-cell>
          <table:table-cell table:style-name="Taula1.F26" office:value-type="string">
            <text:p text:style-name="_33__20_competencias"/>
          </table:table-cell>
          <table:table-cell table:style-name="Taula1.G26" office:value-type="string">
            <text:p text:style-name="_33__20_competencias"/>
          </table:table-cell>
          <table:table-cell table:style-name="Taula1.H2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6" office:value-type="string">
            <text:p text:style-name="P72">5tCLL.BL2.2.3 Interpreta sentits figurats i significats no explícits expressant la seua opinió sobre el contingut i sobre la intenció de l'autor.</text:p>
          </table:table-cell>
          <table:table-cell table:style-name="Taula1.D26" office:value-type="string">
            <text:p text:style-name="P28"/>
          </table:table-cell>
          <table:table-cell table:style-name="Taula1.E26" office:value-type="string">
            <text:p text:style-name="_33__20_competencias"/>
          </table:table-cell>
          <table:table-cell table:style-name="Taula1.F26" office:value-type="string">
            <text:p text:style-name="_33__20_competencias"/>
          </table:table-cell>
          <table:table-cell table:style-name="Taula1.G26" office:value-type="string">
            <text:p text:style-name="_33__20_competencias"/>
          </table:table-cell>
          <table:table-cell table:style-name="Taula1.H2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7" office:value-type="string">
            <text:p text:style-name="P72">5tCLL.BL2.2.4 Identifica l'estructura bàsica de diferents <text:s/>tipologies i gèneres textuals (descriptius, narratius, instructius). </text:p>
          </table:table-cell>
          <table:table-cell table:style-name="Taula1.D27" office:value-type="string">
            <text:p text:style-name="P28"/>
          </table:table-cell>
          <table:table-cell table:style-name="Taula1.E27" office:value-type="string">
            <text:p text:style-name="_33__20_competencias"/>
          </table:table-cell>
          <table:table-cell table:style-name="Taula1.F27" office:value-type="string">
            <text:p text:style-name="_33__20_competencias"/>
          </table:table-cell>
          <table:table-cell table:style-name="Taula1.G27" office:value-type="string">
            <text:p text:style-name="_33__20_competencias"/>
          </table:table-cell>
          <table:table-cell table:style-name="Taula1.H27" office:value-type="string">
            <text:p text:style-name="_33__20_competencias"/>
          </table:table-cell>
        </table:table-row>
        <table:table-row table:style-name="Taula1.1">
          <table:table-cell table:style-name="Taula1.A28" table:number-rows-spanned="2" office:value-type="string">
            <text:p text:style-name="P108">Selecció de lectures personals de forma autònoma com a font de gaudi.</text:p>
            <text:p text:style-name="P108">Busca, localització i lectura, d'informació en distints tipus de textos i fonts documentals per a ampliar coneixements i aplicar-los en treballs personals donant compte d'algunes referències bibliogràfiques: autor, editorial, gènere, il·lustracions, etc. </text:p>
            <text:p text:style-name="P108"><text:soft-page-break/>Utilització dirigida de les TIC per a localitzar, seleccionar, tractar i organitzar la informació de manera eficient i responsable, fent ús d'entorns virtuals, pàgines infantils i juvenils, premsa local, enciclopèdies, diccionaris, repositoris en línia, etc.</text:p>
          </table:table-cell>
          <table:table-cell table:style-name="Taula1.B28" table:number-rows-spanned="2" office:value-type="string">
            <text:p text:style-name="P62">5tCLL.BL2.3 Llegir en mitjans digitals per a buscar, seleccionar i emmagatzemar informació amb la supervisió de l'adult, comprovant la validesa de la font, i utilitzar-la per a ampliar coneixements, donant compte d'algunes referències bibliogràfiques.</text:p>
          </table:table-cell>
          <table:table-cell table:style-name="Taula1.C30" office:value-type="string">
            <text:p text:style-name="P62">5tCLL.BL2.3.1 Dóna compte d'algunes referències sobre l'origen de la informació seleccionada en mitjans digitals.</text:p>
          </table:table-cell>
          <table:table-cell table:style-name="Taula1.D30" office:value-type="string">
            <text:p text:style-name="P29"/>
          </table:table-cell>
          <table:table-cell table:style-name="Taula1.E30" office:value-type="string">
            <text:p text:style-name="_33__20_competencias"/>
          </table:table-cell>
          <table:table-cell table:style-name="Taula1.F30" office:value-type="string">
            <text:p text:style-name="_33__20_competencias"/>
          </table:table-cell>
          <table:table-cell table:style-name="Taula1.G30" office:value-type="string">
            <text:p text:style-name="_33__20_competencias"/>
          </table:table-cell>
          <table:table-cell table:style-name="Taula1.H3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9" office:value-type="string">
            <text:p text:style-name="P57">5tCLL.BL2.3.2 Comprova la validesa de la font en què ha realitzat la busca i selecció d'informació.</text:p>
          </table:table-cell>
          <table:table-cell table:style-name="Taula1.D29" office:value-type="string">
            <text:p text:style-name="P29"/>
          </table:table-cell>
          <table:table-cell table:style-name="Taula1.E29" office:value-type="string">
            <text:p text:style-name="_33__20_competencias"/>
          </table:table-cell>
          <table:table-cell table:style-name="Taula1.F29" office:value-type="string">
            <text:p text:style-name="_33__20_competencias"/>
          </table:table-cell>
          <table:table-cell table:style-name="Taula1.G29" office:value-type="string">
            <text:p text:style-name="_33__20_competencias"/>
          </table:table-cell>
          <table:table-cell table:style-name="Taula1.H29" office:value-type="string">
            <text:p text:style-name="_33__20_competencias"/>
          </table:table-cell>
        </table:table-row>
        <table:table-row table:style-name="Taula1.1">
          <table:table-cell table:style-name="Taula1.A33" table:number-rows-spanned="3" office:value-type="string">
            <text:p text:style-name="P109">Utilització de manera guiada de diferents tipus de biblioteques d'aula, centre, municipal, pública) i iniciació guiada a les virtuals, per a obtindre informació en tot tipus de suports i seleccionar lectures personals.</text:p>
            <text:p text:style-name="P109">Coneixement i respecte de les normes de funcionament de les biblioteques per a un ús responsable d'estes.</text:p>
            <text:p text:style-name="P109">Iniciació en la busca de documents a través de catàlegs de biblioteca en línia, localitzant materials concrets: llibres, revistes, vídeos, CD, còmics, etc.</text:p>
          </table:table-cell>
          <table:table-cell table:style-name="Taula1.B33" table:number-rows-spanned="3" office:value-type="string">
            <text:p text:style-name="P63">5tCLL.BL2.4 Utilitzar de manera guiada diferents tipus de biblioteques de l'entorn social i virtual per a buscar i localitzar informació en tot tipus de suports i seleccionar lectures personals, manejant de forma guiada els seus catàlegs en línia i reconéixer i respectar les seues normes de funcionament fent un ús responsable de materials i espais funcionals.</text:p>
          </table:table-cell>
          <table:table-cell table:style-name="Taula1.C30" office:value-type="string">
            <text:p text:style-name="P73"><text:span text:style-name="T4">5tCLL.BL2.4.1 Utilitza de manera guiada diferents tipus de biblioteques de l'entorn social i virtual per a buscar i localitzar informació en tot tipus de suports i seleccionar lectures personals.</text:span></text:p>
          </table:table-cell>
          <table:table-cell table:style-name="Taula1.D30" office:value-type="string">
            <text:p text:style-name="P29"/>
          </table:table-cell>
          <table:table-cell table:style-name="Taula1.E30" office:value-type="string">
            <text:p text:style-name="_33__20_competencias"/>
          </table:table-cell>
          <table:table-cell table:style-name="Taula1.F30" office:value-type="string">
            <text:p text:style-name="_33__20_competencias"/>
          </table:table-cell>
          <table:table-cell table:style-name="Taula1.G30" office:value-type="string">
            <text:p text:style-name="_33__20_competencias"/>
          </table:table-cell>
          <table:table-cell table:style-name="Taula1.H3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1" office:value-type="string">
            <text:p text:style-name="P53"><text:span text:style-name="T3">5tCLL.BL2.4.2 Maneja de forma guiada els catàlegs en línia, fent-ne un ús responsable.</text:span></text:p>
          </table:table-cell>
          <table:table-cell table:style-name="Taula1.D31" office:value-type="string">
            <text:p text:style-name="P29"/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2" office:value-type="string">
            <text:p text:style-name="P73"><text:span text:style-name="T3">5tCLL.BL2.4.3 Reconeix i respecta les normes de funcionament de les biblioteques de l'entorn social.</text:span></text:p>
          </table:table-cell>
          <table:table-cell table:style-name="Taula1.D32" office:value-type="string">
            <text:p text:style-name="P29"/>
          </table:table-cell>
          <table:table-cell table:style-name="Taula1.E32" office:value-type="string">
            <text:p text:style-name="_33__20_competencias"/>
          </table:table-cell>
          <table:table-cell table:style-name="Taula1.F32" office:value-type="string">
            <text:p text:style-name="_33__20_competencias"/>
          </table:table-cell>
          <table:table-cell table:style-name="Taula1.G32" office:value-type="string">
            <text:p text:style-name="_33__20_competencias"/>
          </table:table-cell>
          <table:table-cell table:style-name="Taula1.H32" office:value-type="string">
            <text:p text:style-name="_33__20_competencias"/>
          </table:table-cell>
        </table:table-row>
        <table:table-row table:style-name="Taula1.1">
          <table:table-cell table:style-name="Taula1.A33" office:value-type="string">
            <text:p text:style-name="P52">Participació en les diferents accions previstes en el pla lector del centre referides a la comprensió i la dinamització lectora (blog de lectura del centre...).</text:p>
          </table:table-cell>
          <table:table-cell table:style-name="Taula1.B33" office:value-type="string">
            <text:p text:style-name="P52">5tCLL.BL2.5 Participar de forma responsable en accions del pla lector del centre, com ara el seu blog de lectura, etc., per a millorar la seua competència lectora, refermar l'hàbit lector i col·laborar, amb supervisió, fent propostes i assumint responsabilitats en el desenrotllament d'algunes activitats.</text:p>
          </table:table-cell>
          <table:table-cell table:style-name="Taula1.C33" office:value-type="string">
            <text:p text:style-name="P37">5tCLL.BL2.5.1 Col·labora de manera activa fent propostes i assumint responsabilitats en el desenrotllament d'algunes activitats del pla lector del centre (blog de lectura, etc.).</text:p>
          </table:table-cell>
          <table:table-cell table:style-name="Taula1.D33" office:value-type="string">
            <text:p text:style-name="P29"/>
          </table:table-cell>
          <table:table-cell table:style-name="Taula1.E33" office:value-type="string">
            <text:p text:style-name="_33__20_competencias"/>
          </table:table-cell>
          <table:table-cell table:style-name="Taula1.F33" office:value-type="string">
            <text:p text:style-name="_33__20_competencias"/>
          </table:table-cell>
          <table:table-cell table:style-name="Taula1.G33" office:value-type="string">
            <text:p text:style-name="_33__20_competencias"/>
          </table:table-cell>
          <table:table-cell table:style-name="Taula1.H33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93"><text:span text:style-name="T14">BLOC 3. COMUNICACIÓ ESCRITA. 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32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33">1<text:span text:style-name="T10">r</text:span> T</text:p>
          </table:table-cell>
          <table:table-cell table:style-name="Taula1.A4" office:value-type="string">
            <text:p text:style-name="P33">2<text:span text:style-name="T10">n</text:span> T</text:p>
          </table:table-cell>
          <table:table-cell table:style-name="Taula1.A4" office:value-type="string">
            <text:p text:style-name="P33">3<text:span text:style-name="T10">r</text:span> T</text:p>
          </table:table-cell>
          <table:table-cell table:style-name="Taula1.H4" office:value-type="string">
            <text:p text:style-name="P33">FIN</text:p>
          </table:table-cell>
        </table:table-row>
        <table:table-row table:style-name="Taula1.1">
          <table:table-cell table:style-name="Taula1.A39" table:number-rows-spanned="4" office:value-type="string">
            <text:p text:style-name="P64">Coneixement i ús guiat dels elements bàsics de textos (suport textual, silueta, variacions tipogràfiques, presència d’il·lustracions...) de l’àmbit escolar i social. </text:p>
            <text:p text:style-name="P64">Planificació: organització del contingut segons la intenció comunicativa, el destinatari i el tipus de text, per a escriure textos periodístics (narratius i argumentatius) i publicitaris. </text:p>
            <text:p text:style-name="P64"><text:soft-page-break/>Redacció de l’esborrany, avaluació i revisió reflexiva del text per a millorar-lo amb la col·laboració tant dels companys com d’un adult. </text:p>
            <text:p text:style-name="P64">Escriptura i reescriptura, individual o col·lectiva, de textos de l’àmbit escolar o social amb diferents intencions. </text:p>
            <text:p text:style-name="P64">Aplicació de les normes ortogràfiques tant en les produccions escrites pròpies com en el dictat, entre altres tècniques, a fi de consolidar les normes gramaticals i ortogràfiques. </text:p>
            <text:p text:style-name="P64">Ús d’un vocabulari adequat al nivell educatiu. </text:p>
          </table:table-cell>
          <table:table-cell table:style-name="Taula1.B39" table:number-rows-spanned="4" office:value-type="string">
            <text:p text:style-name="P38">5tCLL.BL3.1 Planificar i escriure, de forma reflexiva i dialogada, amb la supervisió d'un adult i la col·laboració dels seus companys, textos dels gèneres més habituals del nivell educatiu, redactant l'esborrany, amb una estructura coherent i un vocabulari apropiat i utilitzant els recursos lingüístics amb creativitat i sentit estètic.</text:p>
          </table:table-cell>
          <table:table-cell table:style-name="Taula1.C36" office:value-type="string">
            <text:p text:style-name="P74"><text:span text:style-name="T6">5tCLL.BL3.1.1 Participa amb la supervisió de d'un adult i a partir d'un guió previ en el procés col·lectiu de planificació i escriptura de textos (descripcions, narracions, exposicions, donar instruccions, textos d'opinió). </text:span></text:p>
          </table:table-cell>
          <table:table-cell table:style-name="Taula1.D36" office:value-type="string">
            <text:p text:style-name="P30"/>
          </table:table-cell>
          <table:table-cell table:style-name="Taula1.E36" office:value-type="string">
            <text:p text:style-name="_33__20_competencias"/>
          </table:table-cell>
          <table:table-cell table:style-name="Taula1.F36" office:value-type="string">
            <text:p text:style-name="_33__20_competencias"/>
          </table:table-cell>
          <table:table-cell table:style-name="Taula1.G36" office:value-type="string">
            <text:p text:style-name="_33__20_competencias"/>
          </table:table-cell>
          <table:table-cell table:style-name="Taula1.H3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7" office:value-type="string">
            <text:p text:style-name="P74"><text:span text:style-name="T6">5tCLL.BL3.1.2 Quan redacta textos, organitza la informació utilitzant adequadament <text:s/>connectors.</text:span></text:p>
          </table:table-cell>
          <table:table-cell table:style-name="Taula1.D37" office:value-type="string">
            <text:p text:style-name="P30"/>
          </table:table-cell>
          <table:table-cell table:style-name="Taula1.E37" office:value-type="string">
            <text:p text:style-name="_33__20_competencias"/>
          </table:table-cell>
          <table:table-cell table:style-name="Taula1.F37" office:value-type="string">
            <text:p text:style-name="_33__20_competencias"/>
          </table:table-cell>
          <table:table-cell table:style-name="Taula1.G37" office:value-type="string">
            <text:p text:style-name="_33__20_competencias"/>
          </table:table-cell>
          <table:table-cell table:style-name="Taula1.H3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71">5tCLL.BL3.1.3 Quan redacta textos, utilitza correctament la terminologia específica del tema <text:soft-page-break/>evitant termes que suposen discriminació.</text:p>
          </table:table-cell>
          <table:table-cell table:style-name="Taula1.D38" office:value-type="string">
            <text:p text:style-name="P30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9" office:value-type="string">
            <text:p text:style-name="P42">5tCLL.BL3.1.4 Quan redacta textos, utilitza adequadament alguns recursos lingüístics (la comparació, la hipèrbole, la metàfora, l'al·literació i el joc de paraules) amb creativitat i sentit estètic.</text:p>
          </table:table-cell>
          <table:table-cell table:style-name="Taula1.D39" office:value-type="string">
            <text:p text:style-name="P30"/>
          </table:table-cell>
          <table:table-cell table:style-name="Taula1.E39" office:value-type="string">
            <text:p text:style-name="_33__20_competencias"/>
          </table:table-cell>
          <table:table-cell table:style-name="Taula1.F39" office:value-type="string">
            <text:p text:style-name="_33__20_competencias"/>
          </table:table-cell>
          <table:table-cell table:style-name="Taula1.G39" office:value-type="string">
            <text:p text:style-name="_33__20_competencias"/>
          </table:table-cell>
          <table:table-cell table:style-name="Taula1.H39" office:value-type="string">
            <text:p text:style-name="_33__20_competencias"/>
          </table:table-cell>
        </table:table-row>
        <table:table-row table:style-name="Taula1.1">
          <table:table-cell table:style-name="Taula1.A41" table:number-rows-spanned="2" office:value-type="string">
            <text:p text:style-name="P69">Avaluació i revisió del text per a millorar-ho amb ajuda de guies (organitzadors lògics) i dels companys.</text:p>
            <text:p text:style-name="P69">Reescriptura del producte final.</text:p>
            <text:p text:style-name="P69">Selecció raonada de les produccions a incloure en el portfolio. </text:p>
            <text:p text:style-name="P69">Normes gramaticals i ortogràfiques del nivell educatiu.</text:p>
          </table:table-cell>
          <table:table-cell table:style-name="Taula1.B41" table:number-rows-spanned="2" office:value-type="string">
            <text:p text:style-name="P49">5tCLL.BL3.2 Realitzar el procés de revisió de textos escrits detectant errors amb ajuda de guies i resolent els dubtes de forma reflexiva i dialogada per a millorar el producte final i presentar-lo cuidant els seus aspectes formals i respectant les normes de correcció gramatical i ortogràfica del nivell educatiu.</text:p>
          </table:table-cell>
          <table:table-cell table:style-name="Taula1.C40" office:value-type="string">
            <text:p text:style-name="P74"><text:span text:style-name="T3">5tCLL.BL3.2.1 Realitza el procés de revisió de textos escrits detectant errors amb ajuda de guies i resolent els dubtes de forma reflexiva i dialogada per a millorar el producte final.</text:span></text:p>
          </table:table-cell>
          <table:table-cell table:style-name="Taula1.D40" office:value-type="string">
            <text:p text:style-name="P30"/>
          </table:table-cell>
          <table:table-cell table:style-name="Taula1.E40" office:value-type="string">
            <text:p text:style-name="_33__20_competencias"/>
          </table:table-cell>
          <table:table-cell table:style-name="Taula1.F40" office:value-type="string">
            <text:p text:style-name="_33__20_competencias"/>
          </table:table-cell>
          <table:table-cell table:style-name="Taula1.G40" office:value-type="string">
            <text:p text:style-name="_33__20_competencias"/>
          </table:table-cell>
          <table:table-cell table:style-name="Taula1.H4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1" office:value-type="string">
            <text:p text:style-name="P50">5tCLL.BL3.2.2 Presenta els textos revisats cuidant els seus aspectes formals (cal·ligrafia, format de presentació, etc.) adequant-los als gèneres textuals propis del nivell educatiu (descripcions, narracions, exposicions, donar instruccions, textos d'opinió). </text:p>
          </table:table-cell>
          <table:table-cell table:style-name="Taula1.D41" office:value-type="string">
            <text:p text:style-name="P30"/>
          </table:table-cell>
          <table:table-cell table:style-name="Taula1.E41" office:value-type="string">
            <text:p text:style-name="_33__20_competencias"/>
          </table:table-cell>
          <table:table-cell table:style-name="Taula1.F41" office:value-type="string">
            <text:p text:style-name="_33__20_competencias"/>
          </table:table-cell>
          <table:table-cell table:style-name="Taula1.G41" office:value-type="string">
            <text:p text:style-name="_33__20_competencias"/>
          </table:table-cell>
          <table:table-cell table:style-name="Taula1.H41" office:value-type="string">
            <text:p text:style-name="_33__20_competencias"/>
          </table:table-cell>
        </table:table-row>
        <table:table-row table:style-name="Taula1.1">
          <table:table-cell table:style-name="Taula1.A42" office:value-type="string">
            <text:p text:style-name="P68"/>
          </table:table-cell>
          <table:table-cell table:style-name="Taula1.B42" office:value-type="string">
            <text:p text:style-name="P13"/>
          </table:table-cell>
          <table:table-cell table:style-name="Taula1.C42" office:value-type="string">
            <text:p text:style-name="P48">5tCLL.BL3.2.3 Presenta els textos revisats respectant les normes de correcció gramatical i ortogràfica del nivell educatiu (…) * Vegeu el quadro elements gramaticals.</text:p>
          </table:table-cell>
          <table:table-cell table:style-name="Taula1.D42" office:value-type="string">
            <text:p text:style-name="P30"/>
          </table:table-cell>
          <table:table-cell table:style-name="Taula1.E42" office:value-type="string">
            <text:p text:style-name="_33__20_competencias"/>
          </table:table-cell>
          <table:table-cell table:style-name="Taula1.F42" office:value-type="string">
            <text:p text:style-name="_33__20_competencias"/>
          </table:table-cell>
          <table:table-cell table:style-name="Taula1.G42" office:value-type="string">
            <text:p text:style-name="_33__20_competencias"/>
          </table:table-cell>
          <table:table-cell table:style-name="Taula1.H42" office:value-type="string">
            <text:p text:style-name="_33__20_competencias"/>
          </table:table-cell>
        </table:table-row>
        <table:table-row table:style-name="Taula1.1">
          <table:table-cell table:style-name="Taula1.A47" table:number-rows-spanned="2" office:value-type="string">
            <text:p text:style-name="P81"/>
          </table:table-cell>
          <table:table-cell table:style-name="Taula1.B47" table:number-rows-spanned="2" office:value-type="string">
            <text:p text:style-name="P46">ORTOGRAFIA</text:p>
            <text:p text:style-name="P46"/>
            <text:p text:style-name="P46">Regles generals d'ortografia:</text:p>
            <text:p text:style-name="P46"/>
            <text:p text:style-name="P46">Regles generals d'accentuació</text:p>
            <text:p text:style-name="P46"/>
            <text:p text:style-name="P51">Les sigles.</text:p>
          </table:table-cell>
          <table:table-cell table:style-name="Taula1.C43" office:value-type="string">
            <text:p text:style-name="P42"/>
          </table:table-cell>
          <table:table-cell table:style-name="Taula1.D43" office:value-type="string">
            <text:p text:style-name="P30"/>
          </table:table-cell>
          <table:table-cell table:style-name="Taula1.E43" office:value-type="string">
            <text:p text:style-name="_33__20_competencias"/>
          </table:table-cell>
          <table:table-cell table:style-name="Taula1.F43" office:value-type="string">
            <text:p text:style-name="_33__20_competencias"/>
          </table:table-cell>
          <table:table-cell table:style-name="Taula1.G43" office:value-type="string">
            <text:p text:style-name="_33__20_competencias"/>
          </table:table-cell>
          <table:table-cell table:style-name="Taula1.H4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4" office:value-type="string">
            <text:p text:style-name="P42"/>
          </table:table-cell>
          <table:table-cell table:style-name="Taula1.D44" office:value-type="string">
            <text:p text:style-name="P30"/>
          </table:table-cell>
          <table:table-cell table:style-name="Taula1.E44" office:value-type="string">
            <text:p text:style-name="_33__20_competencias"/>
          </table:table-cell>
          <table:table-cell table:style-name="Taula1.F44" office:value-type="string">
            <text:p text:style-name="_33__20_competencias"/>
          </table:table-cell>
          <table:table-cell table:style-name="Taula1.G44" office:value-type="string">
            <text:p text:style-name="_33__20_competencias"/>
          </table:table-cell>
          <table:table-cell table:style-name="Taula1.H44" office:value-type="string">
            <text:p text:style-name="_33__20_competencias"/>
          </table:table-cell>
        </table:table-row>
        <table:table-row table:style-name="Taula1.1">
          <table:table-cell table:style-name="Taula1.A46" table:number-rows-spanned="2" office:value-type="string">
            <text:p text:style-name="P77"/>
          </table:table-cell>
          <table:table-cell table:style-name="Taula1.B46" table:number-rows-spanned="2" office:value-type="string">
            <text:p text:style-name="P46">CONNECTORS, MARCADORS I SIGNES DE <text:soft-page-break/>PUNTUACIÓ</text:p>
            <text:p text:style-name="P46"/>
            <text:p text:style-name="P46">Ús de signes de puntuació en les produccions de l'àmbit acadèmic: punt, coma, dos punts, punt i coma, punts successius, signes d'interrogació, signes d'exclamació, guió.</text:p>
            <text:p text:style-name="P46"/>
            <text:p text:style-name="P47">Ús de connectors (preposicions i conjuncions).</text:p>
          </table:table-cell>
          <table:table-cell table:style-name="Taula1.C48" office:value-type="string">
            <text:p text:style-name="P42"/>
          </table:table-cell>
          <table:table-cell table:style-name="Taula1.D48" office:value-type="string">
            <text:p text:style-name="P30"/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8" office:value-type="string">
            <text:p text:style-name="P12"><text:span text:style-name="T8"/></text:p>
          </table:table-cell>
          <table:table-cell table:style-name="Taula1.D48" office:value-type="string">
            <text:p text:style-name="P30"/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table-cell table:style-name="Taula1.A47" office:value-type="string">
            <text:p text:style-name="P26"/>
          </table:table-cell>
          <table:table-cell table:style-name="Taula1.B47" office:value-type="string">
            <text:p text:style-name="P46">VOCABULARI</text:p>
            <text:p text:style-name="P46"/>
            <text:p text:style-name="P46">Regles per a la formació de comparatius i superlatius.</text:p>
            <text:p text:style-name="P47">Sinònims, antònims, homònims i polisèmics.</text:p>
          </table:table-cell>
          <table:table-cell table:style-name="Taula1.C48" office:value-type="string">
            <text:p text:style-name="P10"/>
          </table:table-cell>
          <table:table-cell table:style-name="Taula1.D48" office:value-type="string">
            <text:p text:style-name="P30"/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table-cell table:style-name="Taula1.A48" table:number-rows-spanned="2" office:value-type="string">
            <text:p text:style-name="P80">Tècniques per al tractament de la informació: esquemes lògics, resums, gràfics o ferramentes senzilles de presentació de continguts digitals.</text:p>
            <text:p text:style-name="P80">Com especificar les fonts utilitzades en un treball.</text:p>
            <text:p text:style-name="P80">Presentació de la informació en paper o en suport digital etiquetant imatges.</text:p>
            <text:p text:style-name="P80">Memorització comprensiva de la informació degudament organitzada.</text:p>
          </table:table-cell>
          <table:table-cell table:style-name="Taula1.B48" table:number-rows-spanned="2" office:value-type="string">
            <text:p text:style-name="P43">5tCLL.BL3.3 Utilitzar, amb supervisió, l'escriptura per a organitzar la informació obtinguda durant l'escolta activa o la lectura reflexiva reconeixent que pot no ser fiable, per mitjà d'esquemes lògics, resums, gràfics o ferramentes senzilles de presentació de continguts digitals per a utilitzar-la en la redacció de textos o en les tasques d'aprenentatge utilitzant diversos recursos de forma responsable.</text:p>
          </table:table-cell>
          <table:table-cell table:style-name="Taula1.C48" office:value-type="string">
            <text:p text:style-name="P70">5tCLL.BL3.3.1 Organitza amb supervisió la informació obtinguda durant l'escolta activa o la lectura reflexiva per mitjà d'esquemes lògics, resums o ferramentes senzilles de presentació de continguts digitals per a utilitzar-la en la redacció de textos o en tasques d'aprenentatge.</text:p>
          </table:table-cell>
          <table:table-cell table:style-name="Taula1.D48" office:value-type="string">
            <text:p text:style-name="P30"/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9" office:value-type="string">
            <text:p text:style-name="P42">5tCLL.BL3.3.2 Utilitza de manera responsable ferramentes de busca de visualització digital i entorns virtuals, comprovant la validesa de la font i donant referències sobre l'origen de la informació, quan siga oportú.</text:p>
          </table:table-cell>
          <table:table-cell table:style-name="Taula1.D49" office:value-type="string">
            <text:p text:style-name="P30"/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91"><text:span text:style-name="T12">B</text:span><text:span text:style-name="T11">LOC 4. GRAMÀ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32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33">1<text:span text:style-name="T10">r</text:span> T</text:p>
          </table:table-cell>
          <table:table-cell table:style-name="Taula1.A4" office:value-type="string">
            <text:p text:style-name="P33">2<text:span text:style-name="T10">n</text:span> T</text:p>
          </table:table-cell>
          <table:table-cell table:style-name="Taula1.A4" office:value-type="string">
            <text:p text:style-name="P33">3<text:span text:style-name="T10">r</text:span> T</text:p>
          </table:table-cell>
          <table:table-cell table:style-name="Taula1.H4" office:value-type="string">
            <text:p text:style-name="P33">FIN</text:p>
          </table:table-cell>
        </table:table-row>
        <table:table-row table:style-name="Taula1.1">
          <table:table-cell table:style-name="Taula1.A4" table:number-rows-spanned="2" office:value-type="string">
            <text:p text:style-name="P65">Identificació dels diferents substantius i adjectius dins d'un text.</text:p>
            <text:p text:style-name="P65">El verb: temps (present, passat i futur), mode subjuntiu.</text:p>
            <text:p text:style-name="P65">Identificació de l'infinitiu dels verbs a partir de qualsevol de les seues formes.</text:p>
            <text:p text:style-name="P65">Classificació dels verbs en funció de la seua conjugació.</text:p>
            <text:p text:style-name="P65">Gènere dels adjectius de forma única i dels <text:soft-page-break/>de doble forma.</text:p>
            <text:p text:style-name="P65">Les preposicions i conjuncions: identificació i memorització en diferents produccions orals i escrites.</text:p>
            <text:p text:style-name="P65">Els adverbis: usos i classificació.</text:p>
            <text:p text:style-name="P65">Els pronoms.</text:p>
            <text:p text:style-name="P65">Classificació dels verbs en regulars i irregulars.</text:p>
            <text:p text:style-name="P65">Ús adequat dels signes de puntuació: punt, coma, dos punts.</text:p>
            <text:p text:style-name="P65">Regles d'accentuació i dièresi.</text:p>
            <text:p text:style-name="P65">Selecció de les definicions donades en el diccionari que més s'ajusten al context. L'estructura del diccionari i la seua aplicació per a la busca de qualsevol classe de paraula.</text:p>
            <text:p text:style-name="P65">Regles per a la formació d'augmentatius i diminutius.</text:p>
            <text:p text:style-name="P65">Paraules homònimes.</text:p>
            <text:p text:style-name="P65">Relació de les desinències verbals amb la conjugació: mode, temps, nombre i persona.</text:p>
            <text:p text:style-name="P65">Separació de formes verbals en arrel i desinència.</text:p>
          </table:table-cell>
          <table:table-cell table:style-name="Taula1.A4" table:number-rows-spanned="2" office:value-type="string">
            <text:p text:style-name="P45">5tCLL.BL4.1 Aplicar els coneixements sobre els elements bàsics del sistema lingüístic adequats al nivell educatiu adquirits per mitjà d'un procés de reflexió individual i col·lectiva per a interpretar, elaborar i revisar textos detectant errors i resolent dubtes, amb la supervisió d'un adult i la col·laboració dels seus companys.</text:p>
          </table:table-cell>
          <table:table-cell table:style-name="Taula1.A4" office:value-type="string">
            <text:p text:style-name="P42">5tCLL.BL4.1.1 Participa a través de la reflexió i el diàleg en el procés d'interpretació i elaboració de textos, aplicant, amb supervisió de l'adult i en col·laboració amb els seus companys els coneixements sobre els elements del sistema lingüístic adequats al nivell educatiu, fent explícits els seus dubtes i proposant possibles alternatives de resposta.</text:p>
          </table:table-cell>
          <table:table-cell table:style-name="Taula1.A4" office:value-type="string">
            <text:p text:style-name="P31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3" office:value-type="string">
            <text:p text:style-name="P58"><text:span text:style-name="T8">5tCLL.BL4.1.2 Revisa textos, amb la supervisió d'un adult i/o la col·laboració dels seus companys/es, </text:span><text:soft-page-break/><text:span text:style-name="T8">aplicant els coneixements sobre els elements del sistema lingüístic adequats al nivell educatiu detectant per si mateix errors i proposant alternatives de resposta.</text:span></text:p>
            <text:p text:style-name="P59"><text:span text:style-name="T8">* Vegeu el quadro elements gramaticals BL3.</text:span></text:p>
          </table:table-cell>
          <table:table-cell table:style-name="Taula1.D53" office:value-type="string">
            <text:p text:style-name="P31"/>
          </table:table-cell>
          <table:table-cell table:style-name="Taula1.E53" office:value-type="string">
            <text:p text:style-name="_33__20_competencias"/>
          </table:table-cell>
          <table:table-cell table:style-name="Taula1.F53" office:value-type="string">
            <text:p text:style-name="_33__20_competencias"/>
          </table:table-cell>
          <table:table-cell table:style-name="Taula1.G53" office:value-type="string">
            <text:p text:style-name="_33__20_competencias"/>
          </table:table-cell>
          <table:table-cell table:style-name="Taula1.H53" office:value-type="string">
            <text:p text:style-name="_33__20_competencias"/>
          </table:table-cell>
        </table:table-row>
        <table:table-row table:style-name="Taula1.1">
          <table:table-cell table:style-name="Taula1.A55" office:value-type="string">
            <text:p text:style-name="P64">Selecció de les definicions donades en el diccionari que més s'ajusten al context. L'estructura del diccionari i la seua aplicació per a la busca de qualsevol classe de paraula.</text:p>
            <text:p text:style-name="P64">Regles per a la formació d'augmentatius i diminutius.</text:p>
            <text:p text:style-name="P64">Paraules homònimes.</text:p>
          </table:table-cell>
          <table:table-cell table:style-name="Taula1.B55" office:value-type="string">
            <text:p text:style-name="P44">5tCLL.BL4.2 Utilitzar, amb supervisió, diferents tipus de diccionaris en línia i impresos (diccionaris d'homònims i temàtics), per a resoldre dubtes sobre el significat del vocabulari utilitzat en el procés d'interpretació, elaboració i revisió de textos.</text:p>
          </table:table-cell>
          <table:table-cell table:style-name="Taula1.C55" office:value-type="string">
            <text:p text:style-name="P54"><text:span text:style-name="T3">5tCLL.BL4.2.1 Resol dubtes sobre el significat del vocabulari utilitzat en el procés d'interpretació, elaboració i revisió de textos utilitzant per iniciativa pròpia el tipus de diccionari més adequat (alfabètic, sinònims i antònims, homònims i temàtics) i reconeixent les normes d'ús per a qualsevol tipus de paraula.</text:span></text:p>
          </table:table-cell>
          <table:table-cell table:style-name="Taula1.D55" office:value-type="string">
            <text:p text:style-name="P31"/>
          </table:table-cell>
          <table:table-cell table:style-name="Taula1.E55" office:value-type="string">
            <text:p text:style-name="_33__20_competencias"/>
          </table:table-cell>
          <table:table-cell table:style-name="Taula1.F55" office:value-type="string">
            <text:p text:style-name="_33__20_competencias"/>
          </table:table-cell>
          <table:table-cell table:style-name="Taula1.G55" office:value-type="string">
            <text:p text:style-name="_33__20_competencias"/>
          </table:table-cell>
          <table:table-cell table:style-name="Taula1.H55" office:value-type="string">
            <text:p text:style-name="_33__20_competencias"/>
          </table:table-cell>
        </table:table-row>
        <table:table-row table:style-name="Taula1.1">
          <table:table-cell table:style-name="Taula1.A55" office:value-type="string">
            <text:p text:style-name="P20"/>
          </table:table-cell>
          <table:table-cell table:style-name="Taula1.B55" office:value-type="string">
            <text:p text:style-name="P11"/>
          </table:table-cell>
          <table:table-cell table:style-name="Taula1.C55" office:value-type="string">
            <text:p text:style-name="P54"><text:span text:style-name="T6">5tCLL.BL4.2.2 Amplia el seu vocabulari utilitzant les regles per a la formació de paraules (augmentatius, diminutius i homònims) per a millorar les seues produccions orals i escrites.</text:span></text:p>
          </table:table-cell>
          <table:table-cell table:style-name="Taula1.D55" office:value-type="string">
            <text:p text:style-name="P31"/>
          </table:table-cell>
          <table:table-cell table:style-name="Taula1.E55" office:value-type="string">
            <text:p text:style-name="_33__20_competencias"/>
          </table:table-cell>
          <table:table-cell table:style-name="Taula1.F55" office:value-type="string">
            <text:p text:style-name="_33__20_competencias"/>
          </table:table-cell>
          <table:table-cell table:style-name="Taula1.G55" office:value-type="string">
            <text:p text:style-name="_33__20_competencias"/>
          </table:table-cell>
          <table:table-cell table:style-name="Taula1.H55" office:value-type="string">
            <text:p text:style-name="_33__20_competencias"/>
          </table:table-cell>
        </table:table-row>
        <text:soft-page-break/>
        <table:table-row table:style-name="Taula1.1">
          <table:table-cell table:style-name="Taula1.A56" office:value-type="string">
            <text:p text:style-name="P99">Inferència del subjecte i el predicat a partir del verb.</text:p>
            <text:p text:style-name="P99">Reconeixement i ús de les diferents classes de subjectes.</text:p>
            <text:p text:style-name="P106">Ús de diferents connectors.</text:p>
          </table:table-cell>
          <table:table-cell table:style-name="Taula1.B56" office:value-type="string">
            <text:p text:style-name="P103">5tCLL.BL4.3 Reconéixer els diferents tipus de subjectes per a elaborar oracions adequades al nivell, detectant errors i resolent-ne els dubtes de forma reflexiva i dialogada, amb la supervisió d’un adult o col·laborant amb els seus companys. </text:p>
          </table:table-cell>
          <table:table-cell table:style-name="Taula1.C56" office:value-type="string">
            <text:p text:style-name="P104"><text:span text:style-name="T7">5tCLL.BL4.3.1 En la comprensió i producció de textos, orals o escrits, identifica <text:s/>diferents tipus de subjecte en oracions simples i els connectors bàsics que donen cohesió a les produccions.</text:span></text:p>
          </table:table-cell>
          <table:table-cell table:style-name="Taula1.D56" office:value-type="string">
            <text:p text:style-name="P31"/>
          </table:table-cell>
          <table:table-cell table:style-name="Taula1.E56" office:value-type="string">
            <text:p text:style-name="_33__20_competencias"/>
          </table:table-cell>
          <table:table-cell table:style-name="Taula1.F56" office:value-type="string">
            <text:p text:style-name="_33__20_competencias"/>
          </table:table-cell>
          <table:table-cell table:style-name="Taula1.G56" office:value-type="string">
            <text:p text:style-name="_33__20_competencias"/>
          </table:table-cell>
          <table:table-cell table:style-name="Taula1.H56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Standard"/>
          </table:table-cell>
          <table:table-cell table:style-name="Taula1.B57" office:value-type="string">
            <text:p text:style-name="Standard"/>
          </table:table-cell>
          <table:table-cell table:style-name="Taula1.C57" office:value-type="string">
            <text:p text:style-name="P105"><text:span text:style-name="T6">5tCLL.BL4.3.2 Quan interpreta, produïx o revisa textos orals o escrits, detecta per si mateix errors de concordança entre el subjecte, el verb i els complements d'oracions simples amb diferents tipus de subjectes amb la supervisió d'un adult i/o la col·laboració dels seus companys/es, proposa alternatives de resposta i resol els dubtes participant activament en el procés de reflexió individual i col·lectiva.</text:span></text:p>
          </table:table-cell>
          <table:table-cell table:style-name="Taula1.D57" office:value-type="string">
            <text:p text:style-name="P31"/>
          </table:table-cell>
          <table:table-cell table:style-name="Taula1.E57" office:value-type="string">
            <text:p text:style-name="_33__20_competencias"/>
          </table:table-cell>
          <table:table-cell table:style-name="Taula1.F57" office:value-type="string">
            <text:p text:style-name="_33__20_competencias"/>
          </table:table-cell>
          <table:table-cell table:style-name="Taula1.G57" office:value-type="string">
            <text:p text:style-name="_33__20_competencias"/>
          </table:table-cell>
          <table:table-cell table:style-name="Taula1.H57" office:value-type="string">
            <text:p text:style-name="_33__20_competencias"/>
          </table:table-cell>
        </table:table-row>
        <table:table-row table:style-name="Taula1.1">
          <table:table-cell table:style-name="Taula1.A59" office:value-type="string">
            <text:p text:style-name="P39"/>
          </table:table-cell>
          <table:table-cell table:style-name="Taula1.B61" office:value-type="string">
            <text:p text:style-name="P41">5tCLL.BL4.4 Diferenciar les característiques històriques de les llengües d'Espanya i de l'espanyol d'Amèrica, expressant valoració i <text:s/>respecte per la varietat lingüística i pels seus parlants.</text:p>
          </table:table-cell>
          <table:table-cell table:style-name="Taula1.C65" office:value-type="string">
            <text:p text:style-name="P40">5tCLL.BL4.4.1 Diferencia les varietats lingüístiques de les llengües d'Espanya i l'espanyol d'Amèrica a partir de la identificació de les característiques històriques, en produccions de l'àmbit escolar i social mostrant respecte pels parlants que les utilitzen. 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table-cell table:style-name="Taula1.A59" office:value-type="string">
            <text:p text:style-name="P39"/>
          </table:table-cell>
          <table:table-cell table:style-name="Taula1.B61" office:value-type="string">
            <text:p text:style-name="P41">5tCLL.BL4.5 Interpretar les demandes de les tasques d'aprenentatge, mantindre la concentració i l'esforç mentres les realitza, adaptant-se als canvis sense desanimar-se davant de les dificultats, intentant resoldre els dubtes pels seus propis mitjans fent-se preguntes i buscant ajuda si la necessita.</text:p>
          </table:table-cell>
          <table:table-cell table:style-name="Taula1.C65" office:value-type="string">
            <text:p text:style-name="P40">5tCLL.BL4.5.1 Interpreta correctament les demandes d'una tasca d'aprenentatge que desenrotlla una seqüència d'activitats completa, seguint l'orde proposat i mantenint la concentració i l'esforç fins a finalitzar-la.5tCLL.BL4.5.2 Intenta resoldre els dubtes que li planteja la realització d'una tasca fent-se preguntes i buscant la resposta pels seus propis mitjans.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table-cell table:style-name="Taula1.A61" table:number-rows-spanned="2" office:value-type="string">
            <text:p text:style-name="P41">Planificació, organització i gestió de projectes individuals o col·lectius. Establiment d'estratègies de supervisió. </text:p>
            <text:p text:style-name="P41">Selecció de la informació tècnica i els materials. </text:p>
            <text:p text:style-name="P41">Presa de decisions i calibratge d'oportunitats i riscos. </text:p>
            <text:p text:style-name="P41">Avaluació del projecte i del producte amb ajuda de guies. </text:p>
            <text:p text:style-name="P41">Millora del producte i el procés després de <text:soft-page-break/>l'avaluació.</text:p>
          </table:table-cell>
          <table:table-cell table:style-name="Taula1.B61" office:value-type="string">
            <text:p text:style-name="P41">5tCLL.BL4.6 Planificar la realització d'un producte o una tasca establint metes, proposar un pla ordenat d'accions per a aconseguir-les, seleccionar els materials, modificar-lo mentres es desenrotlla, avaluar el procés i la qualitat del producte final amb ajuda de guies per a l'observació.</text:p>
          </table:table-cell>
          <table:table-cell table:style-name="Taula1.C65" office:value-type="string">
            <text:p text:style-name="P40">5tCLL.BL4.6.1 Modifica, si és necessari, els passos que s'han de seguir durant el procés de realització d'un producte o tasca prèviament planificat adaptant-los a canvis o imprevistos. 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61" office:value-type="string">
            <text:p text:style-name="P41"/>
          </table:table-cell>
          <table:table-cell table:style-name="Taula1.C65" office:value-type="string">
            <text:p text:style-name="P40">5tCLL.BL4.6.2 Avalua l'oportunitat i adequació de les modificacions realitzades durant el procés de realització d'un producte o tasca per a adaptar-lo a canvis i imprevistos. 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table-cell table:style-name="Taula1.A64" table:number-rows-spanned="3" office:value-type="string">
            <text:p text:style-name="P41">Aplicació d'estratègies d'aprenentatge cooperatiu i per projectes. </text:p>
            <text:p text:style-name="P41">Desenrotllament de projectes en equip.</text:p>
            <text:p text:style-name="P41">Transformació d'idees en accions.</text:p>
            <text:p text:style-name="P41">Implicació personal i compliment de rols en les tasques d'equip.</text:p>
            <text:p text:style-name="P41">Acceptació de les aportacions i els punts de vista dels altres.</text:p>
          </table:table-cell>
          <table:table-cell table:style-name="Taula1.B64" table:number-rows-spanned="3" office:value-type="string">
            <text:p text:style-name="P41">5tCLL.BL4.7 Actuar de manera eficaç en equips de treball, acceptant el seu rol i la seua tasca i esforçant-se per a aconseguir metes comunes, fent aportacions i valorant les dels altres, utilitzant el diàleg igualitari per a resoldre conflictes i discrepàncies.</text:p>
          </table:table-cell>
          <table:table-cell table:style-name="Taula1.C65" office:value-type="string">
            <text:p text:style-name="P40">5tCLL.BL4.7.1 Exercix amb esforç i eficàcia el seu rol i la seua tasca en un equip de treball fent aportacions des de la seua perspectiva i respectant les aportacions dels altres.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5" office:value-type="string">
            <text:p text:style-name="P40">5tCLL.BL4.7.2 Participa en diàlegs per a resoldre conflictes interpersonals identificant i respectant els sentiments i el contingut del discurs de l'interlocutor.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5" office:value-type="string">
            <text:p text:style-name="P40">5tCLL.BL4.7.3 Utilitza el diàleg igualitari per a resoldre conflictes habituals per a defendre els seus punts de vista en situacions que així ho requerisquen amb un llenguatge respectuós i mantenint la calma davant dels obstacles i malentesos.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table-cell table:style-name="Taula1.A66" table:number-rows-spanned="2" office:value-type="string">
            <text:p text:style-name="P41">Ús de les ferramentes més comunes de les TIC per a conversar amb la resta del grup amb la finalitat de planificar el treball, aportar idees constructives pròpies, comprendre les idees alienes, etc., i compartir informació i recursos.</text:p>
            <text:p text:style-name="P41">Bones formes de conducta: guarda el torn de paraula, es dirigix al receptor amb respecte, pondera el seu temps de parla, cuida la seua privacitat i intimitat, etc.</text:p>
            <text:p text:style-name="P41">Maneres de previndre i denunciar les males formes de conducta com el ciberassetjament o la discriminació per gènere o cultura.</text:p>
            <text:p text:style-name="P41">Exposició d'idees i opinions per mitjà de les ferramentes de comunicació més comuna amb dispositius de les TIC (correu electrònic, xat, videoconferència, missatgeria instantània, telefonia, etc.).</text:p>
            <text:p text:style-name="P41">Ús dels recursos i activitats més comunes d'un entorn virtual d'aprenentatge: descàrrega i pujada de continguts digitals i discussió en fòrums.</text:p>
            <text:p text:style-name="P41">Gestió de la identitat digital i la privacitat en les ferramentes de comunicació de les TIC.</text:p>
          </table:table-cell>
          <table:table-cell table:style-name="Taula1.B66" table:number-rows-spanned="2" office:value-type="string">
            <text:p text:style-name="P41">5tCLL.BL4.8 Participar en equips de treball compartint informació i continguts digitals de forma oral o escrita amb un llenguatge no discriminatori, utilitzant ferramentes de comunicació de les TIC i entorns virtuals d’aprenentatge. Aplicar bones formes de conducta en la comunicació i previndre, denunciar i protegir a altres de les males pràctiques com el ciberassetjament. </text:p>
          </table:table-cell>
          <table:table-cell table:style-name="Taula1.C65" office:value-type="string">
            <text:p text:style-name="P40">5tCLL.BL4.8.1 Participa en equips de treball compartint informació i continguts digitals de forma oral o escrita utilitzant ferramentes de comunicació de les TIC i entorns virtuals d'aprenentatge (descàrrega i pujada de continguts digitals i discussió en fòrums). </text:p>
          </table:table-cell>
          <table:table-cell table:style-name="Taula1.D65" office:value-type="string">
            <text:p text:style-name="P31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6" office:value-type="string">
            <text:p text:style-name="P40">5tCLL.BL4.8.2 Participa en equips de treball compartint informació i continguts digitals <text:s/>prevenint i comunicant les males pràctiques (ciberassetjament o la discriminació per gènere o cultura).</text:p>
          </table:table-cell>
          <table:table-cell table:style-name="Taula1.D66" office:value-type="string">
            <text:p text:style-name="P31"/>
          </table:table-cell>
          <table:table-cell table:style-name="Taula1.E66" office:value-type="string">
            <text:p text:style-name="_33__20_competencias"/>
          </table:table-cell>
          <table:table-cell table:style-name="Taula1.F66" office:value-type="string">
            <text:p text:style-name="_33__20_competencias"/>
          </table:table-cell>
          <table:table-cell table:style-name="Taula1.G66" office:value-type="string">
            <text:p text:style-name="_33__20_competencias"/>
          </table:table-cell>
          <table:table-cell table:style-name="Taula1.H66" office:value-type="string">
            <text:p text:style-name="_33__20_competencias"/>
          </table:table-cell>
        </table:table-row>
        <text:soft-page-break/>
        <table:table-row table:style-name="Taula1.1">
          <table:table-cell table:style-name="Taula1.A2" table:number-columns-spanned="8" office:value-type="string">
            <text:p text:style-name="P91"><text:span text:style-name="T12">B</text:span><text:span text:style-name="T11">LOC 5. 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68" office:value-type="string">
            <text:p text:style-name="P32">CONTINGUTS</text:p>
          </table:table-cell>
          <table:table-cell table:style-name="Taula1.B68" office:value-type="string">
            <text:p text:style-name="_33__20_gris">CRITERIS D’AVALUACIÓ</text:p>
          </table:table-cell>
          <table:table-cell table:style-name="Taula1.C74" office:value-type="string">
            <text:p text:style-name="_33__20_gris">INDICADORS D’ÈXIT</text:p>
          </table:table-cell>
          <table:table-cell table:style-name="Taula1.D74" office:value-type="string">
            <text:p text:style-name="_33__20_gris">CCLV</text:p>
          </table:table-cell>
          <table:table-cell table:style-name="Taula1.E74" office:value-type="string">
            <text:p text:style-name="P33">1<text:span text:style-name="T10">r</text:span> T</text:p>
          </table:table-cell>
          <table:table-cell table:style-name="Taula1.F74" office:value-type="string">
            <text:p text:style-name="P33">2<text:span text:style-name="T10">n</text:span> T</text:p>
          </table:table-cell>
          <table:table-cell table:style-name="Taula1.G74" office:value-type="string">
            <text:p text:style-name="P33">3<text:span text:style-name="T10">r</text:span> T</text:p>
          </table:table-cell>
          <table:table-cell table:style-name="Taula1.H74" office:value-type="string">
            <text:p text:style-name="P33">FIN</text:p>
          </table:table-cell>
        </table:table-row>
        <table:table-row table:style-name="Taula1.1">
          <table:table-cell table:style-name="Taula1.A72" table:number-rows-spanned="4" office:value-type="string">
            <text:p text:style-name="P102">Identificació de les referències al narrador, als personatges (principals i secundaris), a l'espai i al temps en novel·les de gènere adequades a l'edat: d'aventures, de misteri, de ciència-ficció i de fantasia.</text:p>
            <text:p text:style-name="P102">Identificació d'estrofes a través de la lectura de textos poètics. </text:p>
            <text:p text:style-name="P102">Identificació de l'espai i del temps en què transcorre l'acció d'obres teatrals adequades a l'edat, a partir d'elements implícits.</text:p>
          </table:table-cell>
          <table:table-cell table:style-name="Taula1.B72" table:number-rows-spanned="4" office:value-type="string">
            <text:p text:style-name="P102">5tCLL.BL5.1 Identificar, utilitzant expressions específiques de la terminologia literària, els elements bàsics de la novel·la de gènere, les estrofes en textos poètics i les referències a la situació espaciotemporal en obres teatrals i alguns recursos retòrics quan apareixen en textos literaris mentres participa en activitats de lectura, audició col·lectiva, recitat i dramatització.</text:p>
          </table:table-cell>
          <table:table-cell table:style-name="Taula1.C74" office:value-type="string">
            <text:p text:style-name="P102">5tCLL.BL5.1.1 Identifica, utilitzant expressions específiques de la terminologia literàries, les característiques bàsiques de la novel·la de gènere, quan apareixen textos literaris mentres participa en activitats de lectura o audició col·lectiva. 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4" office:value-type="string">
            <text:p text:style-name="P102">5tCLL.BL5.1.2 Identifica i anomena, utilitzant expressions específiques de la terminologia literària, els elements bàsics (narrador, personatges, espai i temps) de novel·les de gènere, amb presència habitual a l'aula i l'entorn pròxim, sempre que apareguen de manera explícita.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4" office:value-type="string">
            <text:p text:style-name="P102">5tCLL.BL5.1.3 Identifica i anomena, utilitzant expressions específiques de la terminologia literària, els elements bàsics (estrofes) de poemes i cançons amb presència habitual a l'aula i l'entorn pròxim.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4" office:value-type="string">
            <text:p text:style-name="P102">5tCLL.BL5.1.5 Identifica, utilitzant expressions específiques de la terminologia literària, la metàfora, la hipèrbole, i l'al·literació, quan apareixen textos amb presència <text:s/>habitual en l'entorn pròxim.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able:table-row table:style-name="Taula1.1">
          <table:table-cell table:style-name="Taula1.A74" table:number-rows-spanned="2" office:value-type="string">
            <text:p text:style-name="P102">Ús de les estratègies necessàries, individualment o en equip, d'escolta activa i lectura dialogada o comentada, a l'aula o en altres contextos socials com ara biblioteques o altres contenidors d'informació, de fragments o obres de la literatura universal, adaptades a l'edat, presentades en formats i suports diversos, per a obtindre informació sobre elements com el medi ambient, la climatologia, la geografia o la història, entre altres, de l'entorn més pròxim i d'altres països i civilitzacions.</text:p>
            <text:p text:style-name="P102">Registre de la informació obtinguda en diversos mitjans per a utilitzar-la posteriorment amb finalitat acadèmica.</text:p>
          </table:table-cell>
          <table:table-cell table:style-name="Taula1.B74" table:number-rows-spanned="2" office:value-type="string">
            <text:p text:style-name="P102">5tCLL.BL5.2 Buscar, seleccionar i emmagatzemar digitalment informació de fonts diverses sobre l'entorn social i cultural pròxim a través de la lectura o audició reflexiva de fragments i obres completes tant clàssics com actuals dels gèneres i subgèneres adequats al nivell educatiu, per a ampliar els seus coneixements i utilitzar-la en les tasques d'aprenentatge, qüestionant la validesa de la informació i donant compte d'algunes referències bibliogràfiques.</text:p>
          </table:table-cell>
          <table:table-cell table:style-name="Taula1.C74" office:value-type="string">
            <text:p text:style-name="P102">5tCLL.BL5.2.1 Busca, selecciona i emmagatzema informació dels mitjans de comunicació audiovisual sobre l'entorn social i cultural pròxim a través de la lectura o audició reflexiva de fragments i obres completes, tant clàssics com actuals, dels gèneres i subgèneres adequats al nivell educatiu, per a ampliar els seus coneixements i utilitzar-la en les tasques d'aprenentatge.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4" office:value-type="string">
            <text:p text:style-name="P102">5tCLL.BL5.2.2 Utilitza els recursos de forma responsable comprovant la validesa de la informació obtinguda i donant compte d'algunes referències sobre l'origen de la informació seleccionada.</text:p>
          </table:table-cell>
          <table:table-cell table:style-name="Taula1.D74" office:value-type="string">
            <text:p text:style-name="P98"/>
          </table:table-cell>
          <table:table-cell table:style-name="Taula1.E74" office:value-type="string">
            <text:p text:style-name="P101"/>
          </table:table-cell>
          <table:table-cell table:style-name="Taula1.F74" office:value-type="string">
            <text:p text:style-name="P101"/>
          </table:table-cell>
          <table:table-cell table:style-name="Taula1.G74" office:value-type="string">
            <text:p text:style-name="P101"/>
          </table:table-cell>
          <table:table-cell table:style-name="Taula1.H74" office:value-type="string">
            <text:p text:style-name="P101"/>
          </table:table-cell>
        </table:table-row>
        <text:soft-page-break/>
        <table:table-row table:style-name="Taula1.1">
          <table:table-cell table:style-name="Taula1.A77" table:number-rows-spanned="3" office:value-type="string">
            <text:p text:style-name="P102">Elaboració, de manera autònoma i col·laborativa, de poemes i relats amb elements fantàstics o imaginaris, ambdós amb ús de recursos retòrics i mètrics adequats a l'edat per a mostrar-los en l'àmbit escolar en diferents suports. </text:p>
            <text:p text:style-name="P102">Selecció raonada de les produccions a incloure en el portfolio.</text:p>
          </table:table-cell>
          <table:table-cell table:style-name="Taula1.B77" table:number-rows-spanned="3" office:value-type="string">
            <text:p text:style-name="P102">5tCLL.BL5.3 Escriure amb sentit estètic i creativitat, de manera autònoma o col·laborativa, narracions de ficció versemblants i poemes o cançons, utilitzant recursos retòrics i mètrics adequats al nivell, seguint amb supervisió les distintes fases de la creació textual.</text:p>
          </table:table-cell>
          <table:table-cell table:style-name="Taula1.C77" office:value-type="string">
            <text:p text:style-name="P102">5tCLL.BL5.3.1 Escriu amb sentit estètic i creativitat i de manera autònoma o col·laborativa, narracions de ficció versemblants utilitzant adequadament les estratègies de producció escrita i els recursos retòrics adequats al nivell seguint amb supervisió les distintes fases de la creació textual.</text:p>
          </table:table-cell>
          <table:table-cell table:style-name="Taula1.D77" office:value-type="string">
            <text:p text:style-name="P98"/>
          </table:table-cell>
          <table:table-cell table:style-name="Taula1.E77" office:value-type="string">
            <text:p text:style-name="P101"/>
          </table:table-cell>
          <table:table-cell table:style-name="Taula1.F77" office:value-type="string">
            <text:p text:style-name="P101"/>
          </table:table-cell>
          <table:table-cell table:style-name="Taula1.G77" office:value-type="string">
            <text:p text:style-name="P101"/>
          </table:table-cell>
          <table:table-cell table:style-name="Taula1.H77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7" office:value-type="string">
            <text:p text:style-name="P102">5tCLL.BL5.3.2 Escriu amb sentit estètic i creativitat i de manera autònoma o col·laborativa, poemes i cançons utilitzant adequadament les estratègies de producció escrita i els recursos retòrics i mètrics adequats al nivell seguint amb supervisió les distintes fases de la creació textual.</text:p>
          </table:table-cell>
          <table:table-cell table:style-name="Taula1.D77" office:value-type="string">
            <text:p text:style-name="P98"/>
          </table:table-cell>
          <table:table-cell table:style-name="Taula1.E77" office:value-type="string">
            <text:p text:style-name="P101"/>
          </table:table-cell>
          <table:table-cell table:style-name="Taula1.F77" office:value-type="string">
            <text:p text:style-name="P101"/>
          </table:table-cell>
          <table:table-cell table:style-name="Taula1.G77" office:value-type="string">
            <text:p text:style-name="P101"/>
          </table:table-cell>
          <table:table-cell table:style-name="Taula1.H77" office:value-type="string">
            <text:p text:style-name="P101"/>
          </table:table-cell>
        </table:table-row>
        <table:table-row table:style-name="Taula1.1">
          <table:covered-table-cell/>
          <table:covered-table-cell/>
          <table:table-cell table:style-name="Taula1.C77" office:value-type="string">
            <text:p text:style-name="P102">5tCLL.BL5.3.3 Escriu amb sentit estètic i creativitat i de manera autònoma o col·laborativa, teatralitzacions de textos narratius de ficció, utilitzant adequadament les estratègies de producció escrita i els recursos retòrics adequats al nivell seguint amb supervisió les distintes fases de la creació textual.</text:p>
          </table:table-cell>
          <table:table-cell table:style-name="Taula1.D77" office:value-type="string">
            <text:p text:style-name="P98"/>
          </table:table-cell>
          <table:table-cell table:style-name="Taula1.E77" office:value-type="string">
            <text:p text:style-name="P101"/>
          </table:table-cell>
          <table:table-cell table:style-name="Taula1.F77" office:value-type="string">
            <text:p text:style-name="P101"/>
          </table:table-cell>
          <table:table-cell table:style-name="Taula1.G77" office:value-type="string">
            <text:p text:style-name="P101"/>
          </table:table-cell>
          <table:table-cell table:style-name="Taula1.H77" office:value-type="string">
            <text:p text:style-name="P101"/>
          </table:table-cell>
        </table:table-row>
        <table:table-row table:style-name="Taula1.1">
          <table:table-cell table:style-name="Taula1.A78" office:value-type="string">
            <text:p text:style-name="P102">Dramatització de textos literaris adaptats i adequats al nivell educatiu. Dramatització de textos no literaris com ara diàlegs, problemes, situacions, etc.</text:p>
            <text:p text:style-name="P102">Representació, dramatització i creació d'escenes teatrals en grup partint de models previs amb sentit estètic i creativitat.</text:p>
            <text:p text:style-name="P102">Ús de les possibilitats expressives lingüístiques i no lingüístiques (cos, moviment, veu) en representacions teatrals.</text:p>
            <text:p text:style-name="P102">Identificació de les característiques expressives i formals dels textos teatrals.</text:p>
            <text:p text:style-name="P102">Improvisació, individual i en grup, de contes organitzant la trama argumental i seqüenciant els fets.</text:p>
            <text:p text:style-name="P102">Autoavaluació de les dramatitzacions pròpies i coavaluació de les dramatitzacions dels companys de classe respectant els criteris prèviament acordats.</text:p>
          </table:table-cell>
          <table:table-cell table:style-name="Taula1.B78" office:value-type="string">
            <text:p text:style-name="P102">5tCLL.BL5.4 Participar en produccions col·lectives realitzant dramatitzacions, representacions i improvisacions de textos literaris i no literaris adequats al nivell, així com de textos propis, aplicant amb correcció, creativitat i sentit estètic les estratègies de comunicació oral i les tècniques expressives i teatrals apreses</text:p>
          </table:table-cell>
          <table:table-cell table:style-name="Taula1.C78" office:value-type="string">
            <text:p text:style-name="P102">5tCLL.BL5.4.1 Realitza dramatitzacions, representacions i improvisacions de textos propis aplicant amb correcció, creativitat i sentit estètic les tècniques expressives i teatrals apreses.</text:p>
          </table:table-cell>
          <table:table-cell table:style-name="Taula1.D78" office:value-type="string">
            <text:p text:style-name="P98"/>
          </table:table-cell>
          <table:table-cell table:style-name="Taula1.E78" office:value-type="string">
            <text:p text:style-name="P101"/>
          </table:table-cell>
          <table:table-cell table:style-name="Taula1.F78" office:value-type="string">
            <text:p text:style-name="P101"/>
          </table:table-cell>
          <table:table-cell table:style-name="Taula1.G78" office:value-type="string">
            <text:p text:style-name="P101"/>
          </table:table-cell>
          <table:table-cell table:style-name="Taula1.H78" office:value-type="string">
            <text:p text:style-name="P101"/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loext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loext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loext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loext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11</text:page-number></text:span><text:span text:style-name="MT1">/</text:span><text:span text:style-name="MT1"><text:page-count>13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11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7-06-03T21:10:52.460445246</dc:date>
    <meta:editing-cycles>217</meta:editing-cycles>
    <meta:editing-duration>P1DT13H2M28S</meta:editing-duration>
    <meta:generator>LibreOffice/5.1.6.2$Linux_X86_64 LibreOffice_project/10m0$Build-2</meta:generator>
    <meta:document-statistic meta:table-count="1" meta:image-count="0" meta:object-count="0" meta:page-count="13" meta:paragraph-count="265" meta:word-count="4870" meta:character-count="34342" meta:non-whitespace-character-count="29677"/>
  </office:meta>
</office:document-meta>
</file>